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Gargi" svg:font-family="Gargi" style:font-pitch="variable"/>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officeooo:rsid="001a94b4" officeooo:paragraph-rsid="001a94b4"/>
    </style:style>
    <style:style style:name="P2" style:family="paragraph" style:parent-style-name="Standard">
      <style:text-properties style:font-name="Gargi" fo:font-size="18pt" fo:font-style="italic" style:text-underline-style="solid" style:text-underline-width="auto" style:text-underline-color="font-color" officeooo:rsid="001b2eac" officeooo:paragraph-rsid="001b2eac" style:font-size-asian="15.75pt" style:font-style-asian="italic" style:font-size-complex="18pt" style:font-style-complex="italic"/>
    </style:style>
    <style:style style:name="P3" style:family="paragraph" style:parent-style-name="Standard">
      <style:text-properties style:font-name="Gargi" fo:font-size="18pt" fo:font-style="italic" style:text-underline-style="solid" style:text-underline-width="auto" style:text-underline-color="font-color" officeooo:rsid="001d090c" officeooo:paragraph-rsid="001d090c" style:font-size-asian="15.75pt" style:font-style-asian="italic" style:font-size-complex="18pt" style:font-style-complex="italic"/>
    </style:style>
    <style:style style:name="P4" style:family="paragraph" style:parent-style-name="Standard">
      <style:paragraph-properties fo:line-height="115%"/>
      <style:text-properties style:font-name="Gargi" fo:font-size="18pt" fo:font-style="normal" style:text-underline-style="none" officeooo:rsid="001d090c" officeooo:paragraph-rsid="001ebacc" style:font-size-asian="15.75pt" style:font-style-asian="normal" style:font-size-complex="18pt" style:font-style-complex="normal"/>
    </style:style>
    <style:style style:name="P5" style:family="paragraph" style:parent-style-name="Standard">
      <style:paragraph-properties fo:line-height="115%"/>
      <style:text-properties style:font-name="Gargi" fo:font-size="18pt" fo:font-style="normal" style:text-underline-style="none" officeooo:rsid="001edc1a" officeooo:paragraph-rsid="001edc1a" style:font-size-asian="15.75pt" style:font-style-asian="normal" style:font-size-complex="18pt" style:font-style-complex="normal"/>
    </style:style>
    <style:style style:name="P6" style:family="paragraph" style:parent-style-name="Standard">
      <style:paragraph-properties fo:line-height="115%"/>
      <style:text-properties style:font-name="Gargi" fo:font-size="18pt" fo:font-style="normal" style:text-underline-style="none" officeooo:rsid="0023715d" officeooo:paragraph-rsid="0023715d" style:font-size-asian="15.75pt" style:font-style-asian="normal" style:font-size-complex="18pt" style:font-style-complex="normal"/>
    </style:style>
    <style:style style:name="P7" style:family="paragraph" style:parent-style-name="Standard">
      <style:paragraph-properties fo:line-height="115%"/>
      <style:text-properties style:font-name="Gargi" fo:font-size="18pt" fo:font-style="normal" style:text-underline-style="none" officeooo:rsid="00238601" officeooo:paragraph-rsid="00244a7a" style:font-size-asian="15.75pt" style:font-style-asian="normal" style:font-size-complex="18pt" style:font-style-complex="normal"/>
    </style:style>
    <style:style style:name="P8" style:family="paragraph" style:parent-style-name="Standard">
      <style:paragraph-properties fo:line-height="115%"/>
      <style:text-properties style:font-name="Gargi" fo:font-size="18pt" fo:font-style="normal" style:text-underline-style="none" officeooo:rsid="00244a7a" officeooo:paragraph-rsid="00244a7a" style:font-size-asian="15.75pt" style:font-style-asian="normal" style:font-size-complex="18pt" style:font-style-complex="normal"/>
    </style:style>
    <style:style style:name="P9" style:family="paragraph" style:parent-style-name="Standard">
      <style:paragraph-properties fo:line-height="115%"/>
      <style:text-properties style:font-name="Gargi" fo:font-size="18pt" fo:font-style="normal" style:text-underline-style="none" officeooo:rsid="00244a7a" officeooo:paragraph-rsid="00268160" style:font-size-asian="15.75pt" style:font-style-asian="normal" style:font-size-complex="18pt" style:font-style-complex="normal"/>
    </style:style>
    <style:style style:name="P10" style:family="paragraph" style:parent-style-name="Standard">
      <style:paragraph-properties fo:line-height="115%"/>
      <style:text-properties style:font-name="Gargi" fo:font-size="18pt" fo:font-style="normal" style:text-underline-style="none" officeooo:rsid="00268160" officeooo:paragraph-rsid="00268160" style:font-size-asian="15.75pt" style:font-style-asian="normal" style:font-size-complex="18pt" style:font-style-complex="normal"/>
    </style:style>
    <style:style style:name="P11" style:family="paragraph" style:parent-style-name="Standard">
      <style:paragraph-properties fo:line-height="115%"/>
      <style:text-properties style:font-name="Gargi" fo:font-size="18pt" fo:font-style="normal" style:text-underline-style="none" officeooo:rsid="0027e2f5" officeooo:paragraph-rsid="0027e2f5" style:font-size-asian="15.75pt" style:font-style-asian="normal" style:font-size-complex="18pt" style:font-style-complex="normal"/>
    </style:style>
    <style:style style:name="P12" style:family="paragraph" style:parent-style-name="Standard">
      <style:paragraph-properties fo:line-height="115%"/>
      <style:text-properties style:font-name="Gargi" fo:font-size="18pt" fo:font-style="normal" style:text-underline-style="none" officeooo:rsid="0027e2f5" officeooo:paragraph-rsid="002e1ee4" style:font-size-asian="15.75pt" style:font-style-asian="normal" style:font-size-complex="18pt" style:font-style-complex="normal"/>
    </style:style>
    <style:style style:name="P13" style:family="paragraph" style:parent-style-name="Standard">
      <style:paragraph-properties fo:line-height="115%"/>
      <style:text-properties style:font-name="Gargi" fo:font-size="18pt" fo:font-style="normal" style:text-underline-style="none" officeooo:rsid="00324192" officeooo:paragraph-rsid="00324192" style:font-size-asian="15.75pt" style:font-style-asian="normal" style:font-size-complex="18pt" style:font-style-complex="normal"/>
    </style:style>
    <style:style style:name="P14" style:family="paragraph" style:parent-style-name="Standard">
      <style:paragraph-properties fo:line-height="115%"/>
      <style:text-properties style:font-name="Gargi" fo:font-size="18pt" fo:font-style="normal" style:text-underline-style="none" officeooo:rsid="00338c87" officeooo:paragraph-rsid="00338c87" style:font-size-asian="15.75pt" style:font-style-asian="normal" style:font-size-complex="18pt" style:font-style-complex="normal"/>
    </style:style>
    <style:style style:name="P15" style:family="paragraph" style:parent-style-name="Standard">
      <style:paragraph-properties fo:line-height="115%"/>
      <style:text-properties style:font-name="Gargi" fo:font-size="18pt" fo:font-style="normal" style:text-underline-style="none" officeooo:rsid="00355a63" officeooo:paragraph-rsid="00355a63" style:font-size-asian="15.75pt" style:font-style-asian="normal" style:font-size-complex="18pt" style:font-style-complex="normal"/>
    </style:style>
    <style:style style:name="P16" style:family="paragraph" style:parent-style-name="Standard">
      <style:paragraph-properties fo:line-height="115%"/>
      <style:text-properties style:font-name="Gargi" fo:font-size="18pt" fo:font-style="normal" style:text-underline-style="none" officeooo:rsid="00355a63" officeooo:paragraph-rsid="00360a0c" style:font-size-asian="15.75pt" style:font-style-asian="normal" style:font-size-complex="18pt" style:font-style-complex="normal"/>
    </style:style>
    <style:style style:name="P17" style:family="paragraph" style:parent-style-name="Standard">
      <style:paragraph-properties fo:line-height="115%"/>
      <style:text-properties style:font-name="Gargi" fo:font-size="18pt" fo:font-style="normal" style:text-underline-style="none" officeooo:rsid="00360a0c" officeooo:paragraph-rsid="00360a0c" style:font-size-asian="15.75pt" style:font-style-asian="normal" style:font-size-complex="18pt" style:font-style-complex="normal"/>
    </style:style>
    <style:style style:name="P18" style:family="paragraph" style:parent-style-name="Standard">
      <style:paragraph-properties fo:line-height="115%"/>
      <style:text-properties style:font-name="Gargi" fo:font-size="18pt" fo:font-style="normal" style:text-underline-style="none" officeooo:rsid="00360a0c" officeooo:paragraph-rsid="00377214" style:font-size-asian="15.75pt" style:font-style-asian="normal" style:font-size-complex="18pt" style:font-style-complex="normal"/>
    </style:style>
    <style:style style:name="P19" style:family="paragraph" style:parent-style-name="Standard">
      <style:paragraph-properties fo:line-height="115%"/>
      <style:text-properties style:font-name="Gargi" fo:font-size="18pt" fo:font-style="normal" style:text-underline-style="none" officeooo:rsid="00377214" officeooo:paragraph-rsid="00377214" style:font-size-asian="15.75pt" style:font-style-asian="normal" style:font-size-complex="18pt" style:font-style-complex="normal"/>
    </style:style>
    <style:style style:name="P20" style:family="paragraph" style:parent-style-name="Standard">
      <style:paragraph-properties fo:line-height="115%"/>
      <style:text-properties style:font-name="Gargi" fo:font-size="18pt" fo:font-style="normal" style:text-underline-style="none" officeooo:rsid="003874f8" officeooo:paragraph-rsid="003874f8" style:font-size-asian="15.75pt" style:font-style-asian="normal" style:font-size-complex="18pt" style:font-style-complex="normal"/>
    </style:style>
    <style:style style:name="P21" style:family="paragraph" style:parent-style-name="Standard">
      <style:paragraph-properties fo:line-height="115%"/>
      <style:text-properties style:font-name="Gargi" fo:font-size="18pt" fo:font-style="normal" style:text-underline-style="none" officeooo:rsid="003874f8" officeooo:paragraph-rsid="003a6a11" style:font-size-asian="15.75pt" style:font-style-asian="normal" style:font-size-complex="18pt" style:font-style-complex="normal"/>
    </style:style>
    <style:style style:name="P22" style:family="paragraph" style:parent-style-name="Standard">
      <style:paragraph-properties fo:line-height="115%"/>
      <style:text-properties style:font-name="Gargi" fo:font-size="18pt" fo:font-style="normal" style:text-underline-style="none" officeooo:rsid="003a6a11" officeooo:paragraph-rsid="003a6a11" style:font-size-asian="15.75pt" style:font-style-asian="normal" style:font-size-complex="18pt" style:font-style-complex="normal"/>
    </style:style>
    <style:style style:name="P23" style:family="paragraph" style:parent-style-name="Standard">
      <style:paragraph-properties fo:line-height="115%"/>
      <style:text-properties style:font-name="Gargi" fo:font-size="18pt" fo:font-style="normal" style:text-underline-style="none" officeooo:rsid="003c0f1f" officeooo:paragraph-rsid="003c0f1f" style:font-size-asian="15.75pt" style:font-style-asian="normal" style:font-size-complex="18pt" style:font-style-complex="normal"/>
    </style:style>
    <style:style style:name="P24" style:family="paragraph" style:parent-style-name="Standard">
      <style:paragraph-properties fo:line-height="115%"/>
      <style:text-properties officeooo:paragraph-rsid="001d090c"/>
    </style:style>
    <style:style style:name="P25" style:family="paragraph" style:parent-style-name="Standard">
      <style:paragraph-properties fo:line-height="115%"/>
      <style:text-properties style:font-name="Ubuntu1" fo:font-size="12pt" officeooo:rsid="001b2eac" officeooo:paragraph-rsid="001d090c" style:font-size-asian="10.5pt" style:font-size-complex="12pt"/>
    </style:style>
    <style:style style:name="P26" style:family="paragraph" style:parent-style-name="Standard">
      <style:text-properties style:font-name="Ubuntu1" fo:font-size="12pt" officeooo:rsid="001d090c" officeooo:paragraph-rsid="001d090c" style:font-size-asian="10.5pt" style:font-size-complex="12pt"/>
    </style:style>
    <style:style style:name="P27" style:family="paragraph" style:parent-style-name="Standard">
      <style:text-properties style:font-name="Ubuntu1" fo:font-size="12pt" fo:font-style="italic" style:text-underline-style="solid" style:text-underline-width="auto" style:text-underline-color="font-color" officeooo:rsid="001d090c" officeooo:paragraph-rsid="001d090c" style:font-size-asian="10.5pt" style:font-style-asian="italic" style:font-size-complex="12pt" style:font-style-complex="italic"/>
    </style:style>
    <style:style style:name="P28" style:family="paragraph" style:parent-style-name="Standard">
      <style:paragraph-properties fo:line-height="115%"/>
      <style:text-properties style:font-name="Ubuntu1" fo:font-size="12pt" fo:font-style="normal" style:text-underline-style="none" officeooo:rsid="001d090c" officeooo:paragraph-rsid="001d090c" style:font-size-asian="10.5pt" style:font-style-asian="normal" style:font-size-complex="12pt" style:font-style-complex="normal"/>
    </style:style>
    <style:style style:name="P29" style:family="paragraph" style:parent-style-name="Standard">
      <style:paragraph-properties fo:line-height="115%"/>
      <style:text-properties style:text-position="0% 100%" style:font-name="Ubuntu1" fo:font-size="12pt" fo:font-style="normal" style:text-underline-style="none" officeooo:rsid="001edc1a" officeooo:paragraph-rsid="001edc1a" style:font-size-asian="10.5pt" style:font-style-asian="normal" style:font-size-complex="12pt" style:font-style-complex="normal"/>
    </style:style>
    <style:style style:name="P30" style:family="paragraph" style:parent-style-name="Standard">
      <style:paragraph-properties fo:line-height="115%"/>
      <style:text-properties style:text-position="0% 100%" style:font-name="Ubuntu1" fo:font-size="12pt" fo:font-style="normal" style:text-underline-style="none" officeooo:rsid="00212dbf" officeooo:paragraph-rsid="001ebacc" style:font-size-asian="10.5pt" style:font-style-asian="normal" style:font-size-complex="12pt" style:font-style-complex="normal"/>
    </style:style>
    <style:style style:name="P31" style:family="paragraph" style:parent-style-name="Standard">
      <style:paragraph-properties fo:line-height="115%"/>
      <style:text-properties style:text-position="0% 100%" style:font-name="Ubuntu1" fo:font-size="12pt" fo:font-style="normal" style:text-underline-style="none" officeooo:rsid="00238601" officeooo:paragraph-rsid="00238601" style:font-size-asian="10.5pt" style:font-style-asian="normal" style:font-size-complex="12pt" style:font-style-complex="normal"/>
    </style:style>
    <style:style style:name="P32" style:family="paragraph" style:parent-style-name="Standard">
      <style:paragraph-properties fo:line-height="115%"/>
      <style:text-properties style:text-position="0% 100%" style:font-name="Ubuntu1" fo:font-size="12pt" fo:font-style="normal" style:text-underline-style="none" officeooo:rsid="00244a7a" officeooo:paragraph-rsid="00244a7a" style:font-size-asian="10.5pt" style:font-style-asian="normal" style:font-size-complex="12pt" style:font-style-complex="normal"/>
    </style:style>
    <style:style style:name="P33" style:family="paragraph" style:parent-style-name="Standard">
      <style:paragraph-properties fo:line-height="115%"/>
      <style:text-properties style:text-position="0% 100%" style:font-name="Ubuntu1" fo:font-size="12pt" fo:font-style="normal" style:text-underline-style="none" officeooo:rsid="002d8312" officeooo:paragraph-rsid="002e1ee4" style:font-size-asian="10.5pt" style:font-style-asian="normal" style:font-size-complex="12pt" style:font-style-complex="normal"/>
    </style:style>
    <style:style style:name="P34" style:family="paragraph" style:parent-style-name="Standard">
      <style:paragraph-properties fo:line-height="115%"/>
      <style:text-properties style:text-position="0% 100%" style:font-name="Ubuntu1" fo:font-size="12pt" fo:font-style="normal" style:text-underline-style="none" officeooo:rsid="002e1ee4" officeooo:paragraph-rsid="002e1ee4" fo:background-color="transparent" style:font-size-asian="10.5pt" style:font-style-asian="normal" style:font-size-complex="12pt" style:font-style-complex="normal"/>
    </style:style>
    <style:style style:name="P35" style:family="paragraph" style:parent-style-name="Standard">
      <style:paragraph-properties fo:line-height="115%"/>
      <style:text-properties style:text-position="0% 100%" style:font-name="Ubuntu1" fo:font-size="12pt" fo:font-style="normal" style:text-underline-style="none" fo:font-weight="normal" officeooo:rsid="00360a0c" officeooo:paragraph-rsid="00360a0c" fo:background-color="transparent" style:font-name-asian="Ubuntu" style:font-size-asian="10.5pt" style:font-style-asian="normal" style:font-weight-asian="normal" style:font-name-complex="Ubuntu" style:font-size-complex="12pt" style:font-style-complex="normal" style:font-weight-complex="normal"/>
    </style:style>
    <style:style style:name="P36" style:family="paragraph" style:parent-style-name="Standard">
      <style:paragraph-properties fo:line-height="115%"/>
      <style:text-properties style:text-position="0% 100%" style:font-name="Ubuntu1" fo:font-size="12pt" fo:font-style="normal" style:text-underline-style="none" fo:font-weight="normal" officeooo:rsid="00360a0c" officeooo:paragraph-rsid="00377214" fo:background-color="transparent" style:font-name-asian="Ubuntu" style:font-size-asian="10.5pt" style:font-style-asian="normal" style:font-weight-asian="normal" style:font-name-complex="Ubuntu" style:font-size-complex="12pt" style:font-style-complex="normal" style:font-weight-complex="normal"/>
    </style:style>
    <style:style style:name="P37" style:family="paragraph" style:parent-style-name="Standard">
      <style:paragraph-properties fo:line-height="115%"/>
      <style:text-properties style:text-position="0% 100%" style:font-name="Ubuntu1" fo:font-size="12pt" fo:font-style="normal" style:text-underline-style="none" fo:font-weight="normal" officeooo:rsid="00377214" officeooo:paragraph-rsid="00377214" fo:background-color="transparent" style:font-name-asian="Ubuntu" style:font-size-asian="10.5pt" style:font-style-asian="normal" style:font-weight-asian="normal" style:font-name-complex="Ubuntu" style:font-size-complex="12pt" style:font-style-complex="normal" style:font-weight-complex="normal"/>
    </style:style>
    <style:style style:name="P38" style:family="paragraph" style:parent-style-name="Standard">
      <style:paragraph-properties fo:line-height="115%"/>
      <style:text-properties style:text-position="0% 100%" style:font-name="Ubuntu1" fo:font-size="12pt" fo:font-style="normal" style:text-underline-style="none" fo:font-weight="normal" officeooo:rsid="003874f8" officeooo:paragraph-rsid="003874f8" fo:background-color="transparent" style:font-name-asian="Ubuntu" style:font-size-asian="10.5pt" style:font-style-asian="normal" style:font-weight-asian="normal" style:font-name-complex="Ubuntu" style:font-size-complex="12pt" style:font-style-complex="normal" style:font-weight-complex="normal"/>
    </style:style>
    <style:style style:name="P39" style:family="paragraph" style:parent-style-name="Standard">
      <style:paragraph-properties fo:line-height="115%"/>
      <style:text-properties style:text-position="0% 100%" style:font-name="Ubuntu" fo:font-size="12pt" fo:font-style="normal" style:text-underline-style="none" officeooo:rsid="00324192" officeooo:paragraph-rsid="00324192" fo:background-color="transparent" style:font-name-asian="Ubuntu" style:font-size-asian="10.5pt" style:font-style-asian="normal" style:font-name-complex="Ubuntu" style:font-size-complex="12pt" style:font-style-complex="normal"/>
    </style:style>
    <style:style style:name="P40" style:family="paragraph" style:parent-style-name="Standard">
      <style:paragraph-properties fo:line-height="115%"/>
      <style:text-properties style:text-position="0% 100%" style:font-name="Ubuntu" fo:font-size="12pt" fo:font-style="normal" style:text-underline-style="none" officeooo:rsid="00355a63" officeooo:paragraph-rsid="00338c87" fo:background-color="transparent" style:font-name-asian="Ubuntu" style:font-size-asian="10.5pt" style:font-style-asian="normal" style:font-name-complex="Ubuntu" style:font-size-complex="12pt" style:font-style-complex="normal"/>
    </style:style>
    <style:style style:name="P41" style:family="paragraph" style:parent-style-name="Standard">
      <style:paragraph-properties fo:line-height="115%"/>
      <style:text-properties style:text-position="0% 100%" style:font-name="Ubuntu" fo:font-size="12pt" fo:font-style="normal" style:text-underline-style="none" fo:font-weight="normal" officeooo:rsid="00355a63" officeooo:paragraph-rsid="00355a63" fo:background-color="transparent" style:font-name-asian="Ubuntu" style:font-size-asian="10.5pt" style:font-style-asian="normal" style:font-weight-asian="normal" style:font-name-complex="Ubuntu" style:font-size-complex="12pt" style:font-style-complex="normal" style:font-weight-complex="normal"/>
    </style:style>
    <style:style style:name="P42" style:family="paragraph" style:parent-style-name="Standard">
      <style:paragraph-properties fo:line-height="115%"/>
      <style:text-properties style:text-position="0% 100%" style:font-name="Ubuntu" fo:font-size="12pt" fo:font-style="normal" style:text-underline-style="none" fo:font-weight="normal" officeooo:rsid="003c0f1f" officeooo:paragraph-rsid="003c0f1f" fo:background-color="transparent" style:font-name-asian="Ubuntu" style:font-size-asian="10.5pt" style:font-style-asian="normal" style:font-weight-asian="normal" style:font-name-complex="Ubuntu" style:font-size-complex="12pt" style:font-style-complex="normal" style:font-weight-complex="normal"/>
    </style:style>
    <style:style style:name="P43" style:family="paragraph" style:parent-style-name="Standard" style:list-style-name="L1">
      <style:paragraph-properties fo:line-height="115%"/>
      <style:text-properties style:text-position="0% 100%" style:font-name="Ubuntu1" fo:font-size="12pt" fo:font-style="normal" style:text-underline-style="none" officeooo:rsid="002e1ee4" officeooo:paragraph-rsid="002e1ee4" fo:background-color="transparent" style:font-size-asian="10.5pt" style:font-style-asian="normal" style:font-size-complex="12pt" style:font-style-complex="normal"/>
    </style:style>
    <style:style style:name="P44" style:family="paragraph" style:parent-style-name="Standard" style:list-style-name="L1">
      <style:paragraph-properties fo:line-height="115%"/>
      <style:text-properties style:text-position="0% 100%" style:font-name="Ubuntu1" fo:font-size="12pt" fo:font-style="normal" style:text-underline-style="none" officeooo:rsid="002f4245" officeooo:paragraph-rsid="002f4245" fo:background-color="transparent" style:font-size-asian="10.5pt" style:font-style-asian="normal" style:font-size-complex="12pt" style:font-style-complex="normal"/>
    </style:style>
    <style:style style:name="P45" style:family="paragraph" style:parent-style-name="Standard" style:list-style-name="L1">
      <style:paragraph-properties fo:line-height="115%"/>
      <style:text-properties style:text-position="0% 100%" style:font-name="Ubuntu" fo:font-size="12pt" fo:font-style="normal" style:text-underline-style="none" officeooo:rsid="00324192" officeooo:paragraph-rsid="00324192" fo:background-color="transparent" style:font-name-asian="Ubuntu" style:font-size-asian="10.5pt" style:font-style-asian="normal" style:font-name-complex="Ubuntu" style:font-size-complex="12pt" style:font-style-complex="normal"/>
    </style:style>
    <style:style style:name="P46" style:family="paragraph" style:parent-style-name="Standard" style:list-style-name="L1">
      <style:paragraph-properties fo:line-height="115%"/>
      <style:text-properties style:font-name="Gargi" fo:font-size="18pt" fo:font-style="normal" style:text-underline-style="none" officeooo:rsid="002e1ee4" officeooo:paragraph-rsid="002ed3b8" style:font-size-asian="15.75pt" style:font-style-asian="normal" style:font-size-complex="18pt" style:font-style-complex="normal"/>
    </style:style>
    <style:style style:name="P47" style:family="paragraph" style:parent-style-name="Standard" style:list-style-name="L1">
      <style:paragraph-properties fo:line-height="115%"/>
      <style:text-properties style:font-name="Gargi" fo:font-size="18pt" fo:font-style="normal" style:text-underline-style="none" officeooo:rsid="002e1ee4" officeooo:paragraph-rsid="002e1ee4" style:font-size-asian="15.75pt" style:font-style-asian="normal" style:font-size-complex="18pt" style:font-style-complex="normal"/>
    </style:style>
    <style:style style:name="P48" style:family="paragraph" style:parent-style-name="Standard" style:list-style-name="L1">
      <style:paragraph-properties fo:line-height="115%"/>
      <style:text-properties style:font-name="Gargi" fo:font-size="18pt" fo:font-style="normal" style:text-underline-style="none" officeooo:rsid="002ed3b8" officeooo:paragraph-rsid="002ed3b8" style:font-size-asian="15.75pt" style:font-style-asian="normal" style:font-size-complex="18pt" style:font-style-complex="normal"/>
    </style:style>
    <style:style style:name="P49" style:family="paragraph" style:parent-style-name="Standard" style:list-style-name="L1">
      <style:paragraph-properties fo:line-height="115%"/>
      <style:text-properties style:font-name="Gargi" fo:font-size="18pt" fo:font-style="normal" style:text-underline-style="none" officeooo:rsid="002f4245" officeooo:paragraph-rsid="002f4245" style:font-size-asian="15.75pt" style:font-style-asian="normal" style:font-size-complex="18pt" style:font-style-complex="normal"/>
    </style:style>
    <style:style style:name="P50" style:family="paragraph" style:parent-style-name="Standard" style:list-style-name="L1">
      <style:paragraph-properties fo:line-height="115%"/>
      <style:text-properties style:font-name="Gargi" fo:font-size="18pt" fo:font-style="normal" style:text-underline-style="none" officeooo:rsid="0030cdd4" officeooo:paragraph-rsid="00324192" style:font-size-asian="15.75pt" style:font-style-asian="normal" style:font-size-complex="18pt" style:font-style-complex="normal"/>
    </style:style>
    <style:style style:name="T1" style:family="text">
      <style:text-properties style:font-name="sans-serif" fo:font-size="29.25pt"/>
    </style:style>
    <style:style style:name="T2" style:family="text">
      <style:text-properties style:font-name="sans-serif" fo:font-size="29.25pt" officeooo:rsid="001a9393"/>
    </style:style>
    <style:style style:name="T3" style:family="text">
      <style:text-properties style:font-name="Ubuntu1" fo:font-size="12pt" style:font-size-asian="10.5pt" style:font-size-complex="12pt"/>
    </style:style>
    <style:style style:name="T4" style:family="text">
      <style:text-properties style:font-name="Ubuntu1" fo:font-size="12pt" officeooo:rsid="001b2eac" style:font-size-asian="10.5pt" style:font-size-complex="12pt"/>
    </style:style>
    <style:style style:name="T5" style:family="text">
      <style:text-properties style:font-name="Ubuntu1" fo:font-size="12pt" officeooo:rsid="001d090c" style:font-size-asian="10.5pt" style:font-size-complex="12pt"/>
    </style:style>
    <style:style style:name="T6" style:family="text">
      <style:text-properties style:font-name="Ubuntu1" fo:font-size="12pt" officeooo:rsid="001ebacc" style:font-size-asian="10.5pt" style:font-size-complex="12pt"/>
    </style:style>
    <style:style style:name="T7" style:family="text">
      <style:text-properties style:font-name="Ubuntu1" fo:font-size="12pt" officeooo:rsid="001edc1a" style:font-size-asian="10.5pt" style:font-size-complex="12pt"/>
    </style:style>
    <style:style style:name="T8" style:family="text">
      <style:text-properties style:font-name="Ubuntu1" fo:font-size="12pt" fo:background-color="transparent" loext:char-shading-value="0" style:font-size-asian="10.5pt" style:font-size-complex="12pt"/>
    </style:style>
    <style:style style:name="T9" style:family="text">
      <style:text-properties style:text-position="super 58%" style:font-name="Ubuntu1" fo:font-size="12pt" style:font-size-asian="10.5pt" style:font-size-complex="12pt"/>
    </style:style>
    <style:style style:name="T10" style:family="text">
      <style:text-properties style:text-position="super 58%" style:font-name="Ubuntu1" fo:font-size="12pt" officeooo:rsid="001ebacc" style:font-size-asian="10.5pt" style:font-size-complex="12pt"/>
    </style:style>
    <style:style style:name="T11" style:family="text">
      <style:text-properties style:text-position="super 58%" style:font-name="Ubuntu1" fo:font-size="12pt" officeooo:rsid="001edc1a" style:font-size-asian="10.5pt" style:font-size-complex="12pt"/>
    </style:style>
    <style:style style:name="T12" style:family="text">
      <style:text-properties style:text-position="super 58%" style:font-name="Ubuntu1" fo:font-size="12pt" officeooo:rsid="002e1ee4" fo:background-color="#c2e0ae" loext:char-shading-value="0" style:font-size-asian="10.5pt" style:font-size-complex="12pt"/>
    </style:style>
    <style:style style:name="T13" style:family="text">
      <style:text-properties style:text-position="super 58%" style:font-name="Ubuntu1" fo:font-size="12pt" officeooo:rsid="002ed3b8" fo:background-color="transparent" loext:char-shading-value="0" style:font-size-asian="10.5pt" style:font-size-complex="12pt"/>
    </style:style>
    <style:style style:name="T14" style:family="text">
      <style:text-properties style:text-position="super 58%" style:font-name="Ubuntu1" fo:font-size="12pt" fo:font-weight="normal" fo:background-color="transparent" loext:char-shading-value="0" style:font-name-asian="Ubuntu" style:font-size-asian="10.5pt" style:font-weight-asian="normal" style:font-name-complex="Ubuntu" style:font-size-complex="12pt" style:font-weight-complex="normal"/>
    </style:style>
    <style:style style:name="T15" style:family="text">
      <style:text-properties style:text-position="super 58%" style:font-name="Ubuntu1" fo:font-size="12pt" fo:font-weight="normal" officeooo:rsid="002e1ee4" fo:background-color="transparent" loext:char-shading-value="0" style:font-name-asian="Ubuntu" style:font-size-asian="10.5pt" style:font-weight-asian="normal" style:font-name-complex="Ubuntu" style:font-size-complex="12pt" style:font-weight-complex="normal"/>
    </style:style>
    <style:style style:name="T16" style:family="text">
      <style:text-properties style:text-position="super 58%" style:font-name="Ubuntu1" fo:font-size="12pt" fo:font-weight="normal" officeooo:rsid="00360a0c" fo:background-color="transparent" loext:char-shading-value="0" style:font-name-asian="Ubuntu" style:font-size-asian="10.5pt" style:font-weight-asian="normal" style:font-name-complex="Ubuntu" style:font-size-complex="12pt" style:font-weight-complex="normal"/>
    </style:style>
    <style:style style:name="T17" style:family="text">
      <style:text-properties style:text-position="super 58%" style:font-name="Ubuntu1" fo:font-size="12pt" fo:font-weight="normal" officeooo:rsid="00377214" fo:background-color="transparent" loext:char-shading-value="0" style:font-name-asian="Ubuntu" style:font-size-asian="10.5pt" style:font-weight-asian="normal" style:font-name-complex="Ubuntu" style:font-size-complex="12pt" style:font-weight-complex="normal"/>
    </style:style>
    <style:style style:name="T18" style:family="text">
      <style:text-properties style:text-position="super 58%" style:font-name="Ubuntu" fo:font-size="12pt" fo:background-color="transparent" loext:char-shading-value="0" style:font-name-asian="Ubuntu" style:font-size-asian="10.5pt" style:font-name-complex="Ubuntu" style:font-size-complex="12pt"/>
    </style:style>
    <style:style style:name="T19" style:family="text">
      <style:text-properties style:text-position="super 58%" style:font-name="Ubuntu" fo:font-size="12pt" fo:font-weight="normal" fo:background-color="transparent" loext:char-shading-value="0" style:font-name-asian="Ubuntu" style:font-size-asian="10.5pt" style:font-weight-asian="normal" style:font-name-complex="Ubuntu" style:font-size-complex="12pt" style:font-weight-complex="normal"/>
    </style:style>
    <style:style style:name="T20" style:family="text">
      <style:text-properties style:text-position="0% 100%" style:font-name="Ubuntu1" fo:font-size="12pt" style:font-size-asian="10.5pt" style:font-size-complex="12pt"/>
    </style:style>
    <style:style style:name="T21" style:family="text">
      <style:text-properties style:text-position="0% 100%" style:font-name="Ubuntu1" fo:font-size="12pt" officeooo:rsid="001ebacc" style:font-size-asian="10.5pt" style:font-size-complex="12pt"/>
    </style:style>
    <style:style style:name="T22" style:family="text">
      <style:text-properties style:text-position="0% 100%" style:font-name="Ubuntu1" fo:font-size="12pt" officeooo:rsid="001edc1a" style:font-size-asian="10.5pt" style:font-size-complex="12pt"/>
    </style:style>
    <style:style style:name="T23" style:family="text">
      <style:text-properties style:text-position="0% 100%" style:font-name="Ubuntu1" fo:font-size="12pt" officeooo:rsid="001f3e3c" style:font-size-asian="10.5pt" style:font-size-complex="12pt"/>
    </style:style>
    <style:style style:name="T24" style:family="text">
      <style:text-properties style:text-position="0% 100%" style:font-name="Ubuntu1" fo:font-size="12pt" officeooo:rsid="00212dbf" style:font-size-asian="10.5pt" style:font-size-complex="12pt"/>
    </style:style>
    <style:style style:name="T25" style:family="text">
      <style:text-properties style:text-position="0% 100%" style:font-name="Ubuntu1" fo:font-size="12pt" officeooo:rsid="00214f1d" style:font-size-asian="10.5pt" style:font-size-complex="12pt"/>
    </style:style>
    <style:style style:name="T26" style:family="text">
      <style:text-properties style:text-position="0% 100%" style:font-name="Ubuntu1" fo:font-size="12pt" officeooo:rsid="00244a7a" style:font-size-asian="10.5pt" style:font-size-complex="12pt"/>
    </style:style>
    <style:style style:name="T27" style:family="text">
      <style:text-properties style:text-position="0% 100%" style:font-name="Ubuntu1" fo:font-size="12pt" officeooo:rsid="002501ed" style:font-size-asian="10.5pt" style:font-size-complex="12pt"/>
    </style:style>
    <style:style style:name="T28" style:family="text">
      <style:text-properties style:text-position="0% 100%" style:font-name="Ubuntu1" fo:font-size="12pt" officeooo:rsid="00268160" style:font-size-asian="10.5pt" style:font-size-complex="12pt"/>
    </style:style>
    <style:style style:name="T29" style:family="text">
      <style:text-properties style:text-position="0% 100%" style:font-name="Ubuntu1" fo:font-size="12pt" officeooo:rsid="0027e2f5" style:font-size-asian="10.5pt" style:font-size-complex="12pt"/>
    </style:style>
    <style:style style:name="T30" style:family="text">
      <style:text-properties style:text-position="0% 100%" style:font-name="Ubuntu1" fo:font-size="12pt" officeooo:rsid="002d8312" style:font-size-asian="10.5pt" style:font-size-complex="12pt"/>
    </style:style>
    <style:style style:name="T31" style:family="text">
      <style:text-properties style:text-position="0% 100%" style:font-name="Ubuntu1" fo:font-size="12pt" officeooo:rsid="002e1ee4" fo:background-color="#c2e0ae" loext:char-shading-value="0" style:font-size-asian="10.5pt" style:font-size-complex="12pt"/>
    </style:style>
    <style:style style:name="T32" style:family="text">
      <style:text-properties style:text-position="0% 100%" style:font-name="Ubuntu1" fo:font-size="12pt" fo:background-color="transparent" loext:char-shading-value="0" style:font-size-asian="10.5pt" style:font-size-complex="12pt"/>
    </style:style>
    <style:style style:name="T33" style:family="text">
      <style:text-properties style:text-position="0% 100%" style:font-name="Ubuntu1" fo:font-size="12pt" officeooo:rsid="002d8312" fo:background-color="transparent" loext:char-shading-value="0" style:font-size-asian="10.5pt" style:font-size-complex="12pt"/>
    </style:style>
    <style:style style:name="T34" style:family="text">
      <style:text-properties style:text-position="0% 100%" style:font-name="Ubuntu1" fo:font-size="12pt" officeooo:rsid="002e1ee4" fo:background-color="transparent" loext:char-shading-value="0" style:font-size-asian="10.5pt" style:font-size-complex="12pt"/>
    </style:style>
    <style:style style:name="T35" style:family="text">
      <style:text-properties style:text-position="0% 100%" style:font-name="Ubuntu1" fo:font-size="12pt" officeooo:rsid="002ed3b8" fo:background-color="transparent" loext:char-shading-value="0" style:font-size-asian="10.5pt" style:font-size-complex="12pt"/>
    </style:style>
    <style:style style:name="T36" style:family="text">
      <style:text-properties style:text-position="0% 100%" style:font-name="Ubuntu1" fo:font-size="12pt" officeooo:rsid="002f4245" fo:background-color="transparent" loext:char-shading-value="0" style:font-size-asian="10.5pt" style:font-size-complex="12pt"/>
    </style:style>
    <style:style style:name="T37" style:family="text">
      <style:text-properties style:text-position="0% 100%" style:font-name="Ubuntu1" fo:font-size="12pt" officeooo:rsid="002f645d" fo:background-color="transparent" loext:char-shading-value="0" style:font-size-asian="10.5pt" style:font-size-complex="12pt"/>
    </style:style>
    <style:style style:name="T38" style:family="text">
      <style:text-properties style:text-position="0% 100%" style:font-name="Ubuntu1" fo:font-size="12pt" fo:background-color="transparent" loext:char-shading-value="0" style:font-name-asian="Ubuntu" style:font-size-asian="10.5pt" style:font-name-complex="Ubuntu" style:font-size-complex="12pt"/>
    </style:style>
    <style:style style:name="T39" style:family="text">
      <style:text-properties style:text-position="0% 100%" style:font-name="Ubuntu1" fo:font-size="12pt" fo:font-weight="normal" fo:background-color="transparent" loext:char-shading-value="0" style:font-name-asian="Ubuntu" style:font-size-asian="10.5pt" style:font-weight-asian="normal" style:font-name-complex="Ubuntu" style:font-size-complex="12pt" style:font-weight-complex="normal"/>
    </style:style>
    <style:style style:name="T40" style:family="text">
      <style:text-properties style:text-position="0% 100%" style:font-name="Ubuntu1" fo:font-size="12pt" fo:font-weight="normal" officeooo:rsid="002e1ee4" fo:background-color="transparent" loext:char-shading-value="0" style:font-name-asian="Ubuntu" style:font-size-asian="10.5pt" style:font-weight-asian="normal" style:font-name-complex="Ubuntu" style:font-size-complex="12pt" style:font-weight-complex="normal"/>
    </style:style>
    <style:style style:name="T41" style:family="text">
      <style:text-properties style:text-position="0% 100%" style:font-name="Ubuntu1" fo:font-size="12pt" fo:font-weight="normal" officeooo:rsid="00360a0c" fo:background-color="transparent" loext:char-shading-value="0" style:font-name-asian="Ubuntu" style:font-size-asian="10.5pt" style:font-weight-asian="normal" style:font-name-complex="Ubuntu" style:font-size-complex="12pt" style:font-weight-complex="normal"/>
    </style:style>
    <style:style style:name="T42" style:family="text">
      <style:text-properties style:text-position="0% 100%" style:font-name="Ubuntu1" fo:font-size="12pt" fo:font-weight="normal" officeooo:rsid="00377214" fo:background-color="transparent" loext:char-shading-value="0" style:font-name-asian="Ubuntu" style:font-size-asian="10.5pt" style:font-weight-asian="normal" style:font-name-complex="Ubuntu" style:font-size-complex="12pt" style:font-weight-complex="normal"/>
    </style:style>
    <style:style style:name="T43" style:family="text">
      <style:text-properties style:text-position="0% 100%" style:font-name="Ubuntu1" fo:font-size="12pt" fo:font-weight="normal" officeooo:rsid="003874f8" fo:background-color="transparent" loext:char-shading-value="0" style:font-name-asian="Ubuntu" style:font-size-asian="10.5pt" style:font-weight-asian="normal" style:font-name-complex="Ubuntu" style:font-size-complex="12pt" style:font-weight-complex="normal"/>
    </style:style>
    <style:style style:name="T44" style:family="text">
      <style:text-properties style:text-position="0% 100%" style:font-name="Ubuntu" fo:font-size="12pt" style:font-size-asian="10.5pt" style:font-size-complex="12pt"/>
    </style:style>
    <style:style style:name="T45" style:family="text">
      <style:text-properties style:text-position="0% 100%" style:font-name="Ubuntu" fo:font-size="12pt" officeooo:rsid="00212dbf" style:font-size-asian="10.5pt" style:font-size-complex="12pt"/>
    </style:style>
    <style:style style:name="T46" style:family="text">
      <style:text-properties style:text-position="0% 100%" style:font-name="Ubuntu" fo:font-size="12pt" officeooo:rsid="002501ed" style:font-size-asian="10.5pt" style:font-size-complex="12pt"/>
    </style:style>
    <style:style style:name="T47" style:family="text">
      <style:text-properties style:text-position="0% 100%" style:font-name="Ubuntu" fo:font-size="12pt" fo:background-color="transparent" loext:char-shading-value="0" style:font-name-asian="Ubuntu" style:font-size-asian="10.5pt" style:font-name-complex="Ubuntu" style:font-size-complex="12pt"/>
    </style:style>
    <style:style style:name="T48" style:family="text">
      <style:text-properties style:text-position="0% 100%" style:font-name="Ubuntu" fo:font-size="12pt" officeooo:rsid="00324192" fo:background-color="transparent" loext:char-shading-value="0" style:font-name-asian="Ubuntu" style:font-size-asian="10.5pt" style:font-name-complex="Ubuntu" style:font-size-complex="12pt"/>
    </style:style>
    <style:style style:name="T49" style:family="text">
      <style:text-properties style:text-position="0% 100%" style:font-name="Ubuntu" fo:font-size="12pt" officeooo:rsid="00355a63" fo:background-color="transparent" loext:char-shading-value="0" style:font-name-asian="Ubuntu" style:font-size-asian="10.5pt" style:font-name-complex="Ubuntu" style:font-size-complex="12pt"/>
    </style:style>
    <style:style style:name="T50" style:family="text">
      <style:text-properties style:text-position="0% 100%" style:font-name="Ubuntu" fo:font-size="12pt" fo:font-style="italic" style:text-underline-style="solid" style:text-underline-width="auto" style:text-underline-color="font-color" fo:font-weight="bold" officeooo:rsid="00355a63" fo:background-color="transparent" loext:char-shading-value="0" style:font-name-asian="Ubuntu" style:font-size-asian="10.5pt" style:font-style-asian="italic" style:font-weight-asian="bold" style:font-name-complex="Ubuntu" style:font-size-complex="12pt" style:font-style-complex="italic" style:font-weight-complex="bold"/>
    </style:style>
    <style:style style:name="T51" style:family="text">
      <style:text-properties style:text-position="0% 100%" style:font-name="Ubuntu" fo:font-size="12pt" fo:font-weight="normal" fo:background-color="transparent" loext:char-shading-value="0" style:font-name-asian="Ubuntu" style:font-size-asian="10.5pt" style:font-weight-asian="normal" style:font-name-complex="Ubuntu" style:font-size-complex="12pt" style:font-weight-complex="normal"/>
    </style:style>
    <style:style style:name="T52" style:family="text">
      <style:text-properties style:text-position="0% 100%" style:font-name="Ubuntu" fo:font-size="12pt" fo:font-weight="normal" officeooo:rsid="003a6a11" fo:background-color="transparent" loext:char-shading-value="0" style:font-name-asian="Ubuntu" style:font-size-asian="10.5pt" style:font-weight-asian="normal" style:font-name-complex="Ubuntu" style:font-size-complex="12pt" style:font-weight-complex="normal"/>
    </style:style>
    <style:style style:name="T53" style:family="text">
      <style:text-properties style:text-position="0% 100%" style:font-name="Ubuntu" fo:font-size="12pt" fo:font-weight="normal" officeooo:rsid="003c0f1f" fo:background-color="transparent" loext:char-shading-value="0" style:font-name-asian="Ubuntu" style:font-size-asian="10.5pt" style:font-weight-asian="normal" style:font-name-complex="Ubuntu" style:font-size-complex="12pt" style:font-weight-complex="normal"/>
    </style:style>
    <style:style style:name="T54" style:family="text">
      <style:text-properties style:text-position="0% 100%" style:font-name="Ubuntu" fo:font-size="12pt" style:text-underline-style="solid" style:text-underline-width="auto" style:text-underline-color="font-color" fo:font-weight="bold" fo:background-color="transparent" loext:char-shading-value="0" style:font-name-asian="Ubuntu" style:font-size-asian="10.5pt" style:font-weight-asian="bold" style:font-name-complex="Ubuntu" style:font-size-complex="12pt" style:font-weight-complex="bold"/>
    </style:style>
    <style:style style:name="T55" style:family="text">
      <style:text-properties style:text-position="0% 100%" style:font-name="Ubuntu" fo:font-size="12pt" style:text-underline-style="solid" style:text-underline-width="auto" style:text-underline-color="font-color" fo:font-weight="bold" officeooo:rsid="003c0f1f" fo:background-color="transparent" loext:char-shading-value="0" style:font-name-asian="Ubuntu" style:font-size-asian="10.5pt" style:font-weight-asian="bold" style:font-name-complex="Ubuntu" style:font-size-complex="12pt" style:font-weight-complex="bold"/>
    </style:style>
    <style:style style:name="T56" style:family="text">
      <style:text-properties style:text-position="sub 58%" style:font-name="Ubuntu1" fo:font-size="12pt" fo:background-color="transparent" loext:char-shading-value="0" style:font-size-asian="10.5pt" style:font-size-complex="12pt"/>
    </style:style>
    <style:style style:name="T57" style:family="text">
      <style:text-properties style:text-position="sub 58%" style:font-name="Ubuntu1" fo:font-size="12pt" officeooo:rsid="002ed3b8" fo:background-color="transparent" loext:char-shading-value="0" style:font-size-asian="10.5pt" style:font-size-complex="12pt"/>
    </style:style>
    <style:style style:name="T58" style:family="text">
      <style:text-properties style:text-position="sub 58%" style:font-name="Ubuntu1" fo:font-size="12pt" fo:background-color="transparent" loext:char-shading-value="0" style:font-name-asian="Ubuntu" style:font-size-asian="10.5pt" style:font-name-complex="Ubuntu" style:font-size-complex="12pt"/>
    </style:style>
    <style:style style:name="T59" style:family="text">
      <style:text-properties style:text-position="sub 58%" style:font-name="Ubuntu1" fo:font-size="12pt" fo:font-weight="normal" fo:background-color="transparent" loext:char-shading-value="0" style:font-name-asian="Ubuntu" style:font-size-asian="10.5pt" style:font-weight-asian="normal" style:font-name-complex="Ubuntu" style:font-size-complex="12pt" style:font-weight-complex="normal"/>
    </style:style>
    <style:style style:name="T60" style:family="text">
      <style:text-properties style:text-position="sub 58%" style:font-name="Ubuntu1" fo:font-size="12pt" fo:font-weight="normal" officeooo:rsid="00377214" fo:background-color="transparent" loext:char-shading-value="0" style:font-name-asian="Ubuntu" style:font-size-asian="10.5pt" style:font-weight-asian="normal" style:font-name-complex="Ubuntu" style:font-size-complex="12pt" style:font-weight-complex="normal"/>
    </style:style>
    <style:style style:name="T61" style:family="text">
      <style:text-properties style:text-position="sub 58%" style:font-name="Ubuntu1" fo:font-size="12pt" fo:font-weight="bold" fo:background-color="transparent" loext:char-shading-value="0" style:font-name-asian="Ubuntu" style:font-size-asian="10.5pt" style:font-weight-asian="bold" style:font-name-complex="Ubuntu" style:font-size-complex="12pt" style:font-weight-complex="bold"/>
    </style:style>
    <style:style style:name="T62" style:family="text">
      <style:text-properties style:text-position="sub 58%" style:font-name="Ubuntu" fo:font-size="12pt" fo:background-color="transparent" loext:char-shading-value="0" style:font-name-asian="Ubuntu" style:font-size-asian="10.5pt" style:font-name-complex="Ubuntu" style:font-size-complex="12pt"/>
    </style:style>
    <style:style style:name="T63" style:family="text">
      <style:text-properties style:text-position="sub 58%" style:font-name="Ubuntu" fo:font-size="12pt" fo:font-weight="normal" fo:background-color="transparent" loext:char-shading-value="0" style:font-name-asian="Ubuntu" style:font-size-asian="10.5pt" style:font-weight-asian="normal" style:font-name-complex="Ubuntu" style:font-size-complex="12pt"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Emphasis"><text:span text:style-name="T1"><text:tab/></text:span></text:span><text:span text:style-name="Strong_20_Emphasis"><text:span text:style-name="T1">Descompunerea Valorilo</text:span></text:span><text:span text:style-name="Strong_20_Emphasis"><text:span text:style-name="T2">r <text:tab/><text:tab/><text:tab/><text:tab/></text:span></text:span><text:span text:style-name="Strong_20_Emphasis"><text:span text:style-name="T1">Singulare</text:span></text:span></text:p>
      <text:p text:style-name="Standard"><text:span text:style-name="Strong_20_Emphasis"><text:span text:style-name="T1"/></text:span></text:p>
      <text:p text:style-name="P2">Introducere</text:p>
      <text:p text:style-name="P2"/>
      <text:p text:style-name="P1"><text:span text:style-name="T3"><text:tab/>Pentru inceput, desi probabil ati auzit </text:span><text:span text:style-name="T4">acest lucru </text:span><text:span text:style-name="T3">la fiecare nou</text:span><text:span text:style-name="T4">a</text:span><text:span text:style-name="T3"> </text:span><text:span text:style-name="T4">chestie, factorizarea SVD(singular value decomposition) este una dintre cele mai intalnite, si cu siguranta folosite in viata de zi cu zi, din cele intalnite pana acum la Metode Numerice. In continuare vom prezenta si de ce. </text:span></text:p>
      <text:p text:style-name="P25"><text:tab/>Desi descompunerea in valori singulare isi are inceputurile in ultimele doua decenii din secolul al XIX-lea, adevarata sa aplicabilitate are loc odata cu dezvoltarea algoritmilor eficienti ce o folosesc.</text:p>
      <text:p text:style-name="P24"><text:span text:style-name="T4"><text:tab/></text:span><text:span text:style-name="T5">Are o multime de intrebuintari, de la calcularea eficienta a vectorilor si a valorilor proprii, calcularea puterii unei matrice si alte “scheme” computationale, pana la compresia de imagini, si analiza functiei ortogonale empirice(</text:span><text:span text:style-name="T8">Empirical Orthogonal Function (EOF) analysis</text:span><text:span text:style-name="T5">), folosita in studiile climatice, cu scopul de a gasi o anumita dependenta intre posibile moduri spatiale in raport cu timpul( pe scurt si in linii mari, anticiparea curentilor oceanici, cum ar fi oscilatiile din Atlanticul de Nord).</text:span></text:p>
      <text:p text:style-name="P26"/>
      <text:p text:style-name="P3">Notiuni teoretice</text:p>
      <text:p text:style-name="P27"/>
      <text:p text:style-name="P28"><text:tab/>Ce este in sine factorizarea unei matrice si de ce avem nevoie de una?</text:p>
      <text:p text:style-name="P4"><text:span text:style-name="T3"><text:tab/>Factorizarea inseamna capacitatea unei matrice de a fi scrisa ca o relatie intre doua sau mai multe alte matrici, care sa aiba proprietati suplimentare fata de matricea initiala(cum ar fi, spre exemplu, </text:span><text:span text:style-name="T6">simetria, ortogonalitate, etc</text:span><text:span text:style-name="T3">). </text:span><text:span text:style-name="T6">Prin urmare, de aici se desprinde si necesitatea unei astfel de descompuneri: pentru spori eficienta anumitor operatii! </text:span></text:p>
      <text:p text:style-name="P4"><text:span text:style-name="T6"><text:tab/>EX: Luati o matrice la INTAMPLARE, patratica, de ordin 5. Calculati-i inversa. Cel mai rapid ar iesi folosind Gauss-Jordan, intrucat calculul unui determinant de ordin 5 se rezuma </text:span><text:span text:style-name="T7">la</text:span><text:span text:style-name="T6"> calcularea unor determinanti de ordin 4, care la randul lor se rezuma la calcularea a si mai multor determinanti de ordin 3. Un adevarat chin, </text:span><text:span text:style-name="T7">chiar si pentru cazul mai rapid</text:span><text:span text:style-name="T6">. Acum luati o matrice tot patratica si tot de ordin 5, dar de data asta stiind ca este ortogonala. Calculul inversei este acum banal, intrucat, din proprietatea de ortogonalitate, avem ca A</text:span><text:span text:style-name="T10">T</text:span><text:span text:style-name="T21"> = A</text:span><text:span text:style-name="T10">-1</text:span><text:span text:style-name="T21">, si prin urmare tot ce avem de facut este sa transpunem matricea initiala. Iata cum o proprietate ne poate salva de la o pagina intreaga de calcule.</text:span></text:p>
      <text:p text:style-name="P4"><text:span text:style-name="T21"><text:tab/></text:span><text:span text:style-name="T22">Inca de la Mate2 suntem obisnuiti cu diferite tipuri de factorizari, una foarte importanta fiind </text:span><text:span text:style-name="T23">descompunerea</text:span><text:span text:style-name="T22"> valori</text:span><text:span text:style-name="T23">lor</text:span><text:span text:style-name="T22"> proprii, de forma A = SDS</text:span><text:span text:style-name="T11">T</text:span><text:span text:style-name="T22">, unde A este o matrice patratica.</text:span></text:p>
      <text:p text:style-name="P5"><text:soft-page-break/><text:span text:style-name="T20">In plus, daca A este si simetrica, avem forma imbunatatita A = SDS</text:span><text:span text:style-name="T9">-1</text:span><text:span text:style-name="T20">. Totusi, aceasta factorizare are o conditie mult prea riguroasa pentru viata de zi cu zi: trebuie sa </text:span><text:span text:style-name="T23">formam o matrice patratica cu datele pe care le avem</text:span><text:span text:style-name="T20">.</text:span></text:p>
      <text:p text:style-name="P29"><text:tab/>In realiate, vom gasi mult mai multe cazuri in care obtinerea unei astfel de matrice este putin probabila. De aceea factorizarea SVD(obs: folosim prescurtarea de svd si nu de dvs specifica limbii romane pentru obisnuirea deja cu functia svd din octvae/matlab) este mult mai intalnita si foarte importanta, deoarece se poate aplica in cazul ORICARUI tip de matrice, indiferent de dimensiune.</text:p>
      <text:p text:style-name="P4"><text:span text:style-name="T21"><text:tab/></text:span><text:span text:style-name="T24">Pentru a intelege mai bine conceptul de descompunere/reducere, haideti sa ne amintim (sau sa intelegem, daca este cazul) ce este, de fapt, o inmultire dintre o matrice si un vector. Fie </text:span><text:span text:style-name="T25">matricea A si vectorul z astfel:</text:span></text:p>
      <text:p text:style-name="P4"><text:span text:style-name="T24"><text:tab/></text:span><text:span text:style-name="T45">A =</text:span><text:span text:style-name="T24"> </text:span><text:span text:style-name="T24"><draw:frame draw:style-name="fr1" draw:name="Object1" text:anchor-type="as-char" svg:y="-0.2417in" svg:width="0.3965in" svg:height="0.3862in" draw:z-index="0"><draw:object xlink:href="./Object 1" xlink:type="simple" xlink:show="embed" xlink:actuate="onLoad"/><draw:image xlink:href="./ObjectReplacements/Object 1" xlink:type="simple" xlink:show="embed" xlink:actuate="onLoad"/></draw:frame></text:span></text:p>
      <text:p text:style-name="P4"><text:span text:style-name="T24"><text:tab/></text:span><text:span text:style-name="T25">z =</text:span><draw:frame draw:style-name="fr1" draw:name="Object2" text:anchor-type="as-char" svg:y="-0.2181in" svg:width="0.1571in" svg:height="0.3756in" draw:z-index="1"><draw:object xlink:href="./Object 2" xlink:type="simple" xlink:show="embed" xlink:actuate="onLoad"/><draw:image xlink:href="./ObjectReplacements/Object 2" xlink:type="simple" xlink:show="embed" xlink:actuate="onLoad"/></draw:frame></text:p>
      <text:p text:style-name="P30"/>
      <text:p text:style-name="P30"><draw:frame draw:style-name="fr2" draw:name="Object3" text:anchor-type="paragraph" svg:x="0.1591in" svg:y="0.2346in" svg:width="6.2925in" svg:height="3.5425in" draw:z-index="2"><draw:object xlink:href="./Object 3" xlink:type="simple" xlink:show="embed" xlink:actuate="onLoad"/><draw:image xlink:href="./ObjectReplacements/Object 3" xlink:type="simple" xlink:show="embed" xlink:actuate="onLoad"/></draw:frame></text:p>
      <text:p text:style-name="P30"/>
      <text:p text:style-name="P6"><text:span text:style-name="T24"><text:tab/>M</text:span><text:span text:style-name="T20">ai sus avem reprezentarea vectorului z. Dupa “aplicarea” matriciei A (adica inmultire), vom avea un nou vector u:</text:span></text:p>
      <text:p text:style-name="P6"><text:span text:style-name="T20">u=</text:span><text:span text:style-name="T20"><draw:frame draw:style-name="fr1" draw:name="Object4" text:anchor-type="as-char" svg:y="-0.2181in" svg:width="0.2484in" svg:height="0.3772in" draw:z-index="3"><draw:object xlink:href="./Object 4" xlink:type="simple" xlink:show="embed" xlink:actuate="onLoad"/><draw:image xlink:href="./ObjectReplacements/Object 4" xlink:type="simple" xlink:show="embed" xlink:actuate="onLoad"/></draw:frame></text:span></text:p>
      <text:p text:style-name="P31">Observam ca in cadrul Metodelor Numerice, reprezentarile vectorilor se fac direct prin aplicarea translatiei la origine(deci, o sa vedem vectori care “unesc” doar doua puncte:</text:p>
      <text:p text:style-name="P31">originea si “coordonatele” vectorului respectiv, in cazul de fata, 1 si 2).</text:p>
      <text:p text:style-name="P31"><text:tab/>Mai jos vom face aceeasi reprezentare a vectorului u, unde u <text:s/>= A*z.</text:p>
      <text:p text:style-name="P31"><draw:frame draw:style-name="fr2" draw:name="Object5" text:anchor-type="paragraph" svg:x="0.1591in" svg:y="0in" svg:width="6.2925in" svg:height="3.5425in" draw:z-index="4"><draw:object xlink:href="./Object 5" xlink:type="simple" xlink:show="embed" xlink:actuate="onLoad"/><draw:image xlink:href="./ObjectReplacements/Object 5" xlink:type="simple" xlink:show="embed" xlink:actuate="onLoad"/><svg:desc>chart</svg:desc></draw:frame><text:soft-page-break/></text:p>
      <text:p text:style-name="P31">Din cele vazute pana acum, putem usor observa ca inmultirea unui vector cu o matrice are ca efect, din punct de vedere geometric, o ALUNGIRE si schimbarea DIRECTIEI vectorului respectiv, lucru foarte important si de tinut minte.</text:p>
      <text:p text:style-name="P31"><text:tab/>Ca si remarca, putem aminti de matricea de rotatie intalnita la Mate2:</text:p>
      <text:p text:style-name="P31"/>
      <text:p text:style-name="P7"><text:span text:style-name="T20">R = </text:span><text:span text:style-name="T20"><draw:frame draw:style-name="fr1" draw:name="Object6" text:anchor-type="as-char" svg:y="-0.2335in" svg:width="0.9909in" svg:height="0.3827in" draw:z-index="5"><draw:object xlink:href="./Object 6" xlink:type="simple" xlink:show="embed" xlink:actuate="onLoad"/><draw:image xlink:href="./ObjectReplacements/Object 6" xlink:type="simple" xlink:show="embed" xlink:actuate="onLoad"/></draw:frame></text:span><text:span text:style-name="T20"><text:s/>,</text:span><text:span text:style-name="T26">unde theta este unghiul de rotatie.</text:span></text:p>
      <text:p text:style-name="P32">Nu trebuie sa ne speriem, deoarece nu o vom folosi efectiv. Vrem doar sa amintim anumite concepte, cu scopul de a intelege noi concepte. Deci, trebuie sa stim este ca orice matrice are un “efect de rotire” asupra unui vector.</text:p>
      <text:p text:style-name="P8"><text:span text:style-name="T20"><text:tab/>O mica observatie: matricea R amintita este pentru cazul 2-dimensional, </text:span><text:span text:style-name="T44">R</text:span><text:span text:style-name="T9">2</text:span><text:span text:style-name="T20">.</text:span></text:p>
      <text:p text:style-name="P32"><text:tab/>O matrice de alungire are forma:</text:p>
      <text:p text:style-name="P7"><text:span text:style-name="T26">A =</text:span><text:span text:style-name="T20"><draw:frame draw:style-name="fr1" draw:name="Object7" text:anchor-type="as-char" svg:y="-0.2335in" svg:width="0.4508in" svg:height="0.3827in" draw:z-index="6"><draw:object xlink:href="./Object 7" xlink:type="simple" xlink:show="embed" xlink:actuate="onLoad"/><draw:image xlink:href="./ObjectReplacements/Object 7" xlink:type="simple" xlink:show="embed" xlink:actuate="onLoad"/><svg:desc>formula</svg:desc></draw:frame></text:span></text:p>
      <text:p text:style-name="P8"><text:span text:style-name="T20">Se poate observa lejer ca daca dam factor comun pe alpha, atunci vom obtine matricea identitate inmultita cu alpha. Deci, asa cum era si de asteptat, alungirea unui vector reprezinta de fapt inmultirea acestuia cu un scalar. De remarcat ca prin alungire se poate intelege si “comprimare”, daca </text:span><text:span text:style-name="T46">α</text:span><text:span text:style-name="T27"> &lt; 1.</text:span></text:p>
      <text:p text:style-name="P8"><text:span text:style-name="T27"><text:tab/></text:span><text:span text:style-name="T28">Acum putem sa intelegem si inmultirea a doua matrici sub un alt aspect.</text:span></text:p>
      <text:p text:style-name="P9"><text:span text:style-name="T28"><text:tab/>Fie o matrice X=</text:span><text:span text:style-name="T28"><draw:frame draw:style-name="fr1" draw:name="Object8" text:anchor-type="as-char" svg:y="-0.2335in" svg:width="0.7681in" svg:height="0.3827in" draw:z-index="7"><draw:object xlink:href="./Object 8" xlink:type="simple" xlink:show="embed" xlink:actuate="onLoad"/><draw:image xlink:href="./ObjectReplacements/Object 8" xlink:type="simple" xlink:show="embed" xlink:actuate="onLoad"/></draw:frame></text:span><text:span text:style-name="T28">si matricea pe care am folosit-o si in cazul de mai sus, anume </text:span><text:span text:style-name="T45">A =</text:span><text:span text:style-name="T24"> </text:span><text:span text:style-name="T24"><draw:frame draw:style-name="fr1" draw:name="Object9" text:anchor-type="as-char" svg:y="-0.2417in" svg:width="0.3965in" svg:height="0.3862in" draw:z-index="8"><draw:object xlink:href="./Object 9" xlink:type="simple" xlink:show="embed" xlink:actuate="onLoad"/><draw:image xlink:href="./ObjectReplacements/Object 9" xlink:type="simple" xlink:show="embed" xlink:actuate="onLoad"/><svg:desc>formula</svg:desc></draw:frame></text:span><text:span text:style-name="T24">.</text:span></text:p>
      <text:p text:style-name="P10"><text:span text:style-name="T24">I</text:span><text:span text:style-name="T20">nmultirea celor doua matrici, A*X, inseamna , de fapt, inmultirea matricei A cu fiecare coloana a matricei X; rezultatul va fi o matrice cu cele 3 noi coloane rezultate concatenate:</text:span></text:p>
      <text:p text:style-name="P10"><text:span text:style-name="T20">A * X = </text:span><text:span text:style-name="T20"><draw:frame draw:style-name="fr1" draw:name="Object10" text:anchor-type="as-char" svg:y="-0.2335in" svg:width="0.9272in" svg:height="0.3827in" draw:z-index="9"><draw:object xlink:href="./Object 10" xlink:type="simple" xlink:show="embed" xlink:actuate="onLoad"/><draw:image xlink:href="./ObjectReplacements/Object 10" xlink:type="simple" xlink:show="embed" xlink:actuate="onLoad"/><svg:desc>formula</svg:desc></draw:frame></text:span><text:span text:style-name="T20">. Verificarea se face usor.</text:span></text:p>
      <text:p text:style-name="P10"><text:span text:style-name="T20"><text:tab/></text:span><text:span text:style-name="T29">Asadar, putem considera, geometric, matricea X ca o imbinare de 3 vectori in plan.</text:span></text:p>
      <text:p text:style-name="P11"><text:soft-page-break/><text:span text:style-name="T29">D</text:span><text:span text:style-name="T20">e remarcat este faptul ca daca vectorii au 3 mai multe elemente, adica sunt 3 sau 4-dimensionali sau chiar mai mare(caz in care nu mai pot fi reprezentate geometric), cele prezentate anterior sunt inca valabile.</text:span></text:p>
      <text:p text:style-name="P11"><text:span text:style-name="T20"><text:tab/>Acestea fiind zise, putem prezenta, in sfarsit, factorizarea SVD. Intentia acestui tip de factorizare este acela ca, pornind de la o matrice oarecare, nu neaparat patratica, sa obtinem </text:span><text:span text:style-name="T30">o descompunere in alte 3 matrici, mult mai speciale fata de cea initiala. Forma factorizarii este urmatoarea:</text:span></text:p>
      <text:p text:style-name="P33"><text:tab/></text:p>
      <text:p text:style-name="P12"><text:span text:style-name="T33"><text:tab/></text:span><text:span text:style-name="T31">X = U * S * V</text:span><text:span text:style-name="T12">T</text:span><text:span text:style-name="T31">. </text:span><text:span text:style-name="T34"><text:s text:c="5"/></text:span></text:p>
      <text:p text:style-name="P34"/>
      <text:p text:style-name="P34"><text:tab/>Descompunerea in valori singulare are cateva proprietati remarcabile, pe care le vom prezenta pe scurt:</text:p>
      <text:list xml:id="list343962634" text:style-name="L1">
        <text:list-item>
          <text:p text:style-name="P43">pentru absolut ORICE matrice X de dimensiune m x n, exista o descompunere in valori singulare</text:p>
        </text:list-item>
        <text:list-item>
          <text:p text:style-name="P43">Descompunerea in valori singulare este de asemenea unica; deci, daca o sa observam uneori niste valori putin diferite aplicand diferiti algoritmi SVD, cauza principala este eroarea cu care se aproximeaza matricile U, S si V.</text:p>
        </text:list-item>
        <text:list-item>
          <text:p text:style-name="P46"><text:span text:style-name="T32">Matricile U, </text:span><text:span text:style-name="T35">de dimensiune n x n,</text:span><text:span text:style-name="T32"> si V, </text:span><text:span text:style-name="T35">de dimensiune m x m,</text:span><text:span text:style-name="T32"> sunt ortogonale, adica oricare ar fi doua coloane dintr-o matrice, acestea sunt ortogonale(geometric putem spune perpendiculare), adica produsul lor scalar este 0</text:span><text:span text:style-name="T35">(x</text:span><text:span text:style-name="T57">i </text:span><text:span text:style-name="T35">* x</text:span><text:span text:style-name="T57">j</text:span><text:span text:style-name="T13">T</text:span><text:span text:style-name="T35"> = 0). De aici, putem spune si ca U * U</text:span><text:span text:style-name="T13">T</text:span><text:span text:style-name="T35"> = <text:s/>U</text:span><text:span text:style-name="T13">T</text:span><text:span text:style-name="T35"> * U = I</text:span><text:span text:style-name="T57">n</text:span><text:span text:style-name="T35">, si <text:s/>V * V</text:span><text:span text:style-name="T13">T</text:span><text:span text:style-name="T35"> = <text:s/>V</text:span><text:span text:style-name="T13">T</text:span><text:span text:style-name="T35"> * V = I</text:span><text:span text:style-name="T57">m</text:span><text:span text:style-name="T35">. <text:s text:c="4"/>!!Sa nu credem ca un vector coloana din U este ortogonal cu unul din V.</text:span></text:p>
        </text:list-item>
        <text:list-item>
          <text:p text:style-name="P47"><text:span text:style-name="T35">C</text:span><text:span text:style-name="T32">oloanele </text:span><text:span text:style-name="T35">din matricea U, respectiv V, sunt normate, adica norma fiecarui vector coloana este 1 ( x</text:span><text:span text:style-name="T57">i</text:span><text:span text:style-name="T35"> * x</text:span><text:span text:style-name="T57">i</text:span><text:span text:style-name="T13">T</text:span><text:span text:style-name="T35"> = 1, sau norm(x</text:span><text:span text:style-name="T57">i</text:span><text:span text:style-name="T35">) = 1).</text:span></text:p>
        </text:list-item>
        <text:list-item>
          <text:p text:style-name="P48"><text:span text:style-name="T32">Matricea S este de aceeasi dimensiune cu matricea initiala X, m x n, si este o matrice DIAGONALA, care are pe coloana principala </text:span><text:span text:style-name="T36">valorile singulare, in ordine descrescatoare(pe prima linile – prima coloana avem cea mai mare valoare singulara, pe cea de-a doua linie – a doua coloana, a doua cea mai mare valoare singulara, etc.)</text:span></text:p>
        </text:list-item>
        <text:list-item>
          <text:p text:style-name="P44">Denumirea de valoare singulara dateaza de acum 100 de ani, de pe vremea cand, in domeniul strict matematic, avea o alta insemnatate fata de cea utila pentru noi acum, in cadrul metodelor numerice. De aceea nu vom incerca sa prezentam prea abstract ce este aceea o valoare singulara, ci putem tine minte o compartatie intre valorile proprii, si surorile lor din alta mama, valorile singulare, intre care vom observa insa o deosebita legatura :)</text:p>
        </text:list-item>
        <text:list-item>
          <text:p text:style-name="P49"><text:span text:style-name="T32">Prin urmare, vom</text:span><text:span text:style-name="T37"> prezenta</text:span><text:span text:style-name="T32"> acum proprietati ale valorilor singulare: toate sunt numere reale, notate de obicei cu sigma, dar noi vom folosi notatia s</text:span><text:span text:style-name="T56">i</text:span><text:span text:style-name="T32">, pentru usurinta. s</text:span><text:span text:style-name="T56">1 </text:span><text:span text:style-name="T47">≥ </text:span><text:span text:style-name="T38">s</text:span><text:span text:style-name="T58">2 </text:span><text:span text:style-name="T47">≥ </text:span><text:span text:style-name="T38">s</text:span><text:span text:style-name="T58">3 </text:span><text:span text:style-name="T47">≥</text:span><text:span text:style-name="T38"> … </text:span><text:span text:style-name="T47">≥ </text:span><text:span text:style-name="T38">s</text:span><text:span text:style-name="T58">k </text:span><text:span text:style-name="T47">≥ 0. Numarul de valori singulare pentru matricea X reprezinta minimul dintre dimensiunile m si n: k = min(m, n). Acum, daca ne uitam mai sus, vedem ca matricea S este de forma m x n, adica, daca m &gt; n, atunci vom avea coloane in lateral dreapta, pornind de la n+1 pana la final, pline de 0, si daca m &lt; n, atunci vom avea linii in jos pline de 0, de la m+1 pana la final.</text:span></text:p>
        </text:list-item>
        <text:list-item>
          <text:p text:style-name="P50"><text:span text:style-name="T47">Cum putem sa ne imaginam o similaritate intre valorile singulare si cele proprii, </text:span><text:span text:style-name="T48">atunci ne putem intreba daca exista si niste “vectori singulari”. Intr-adevar, acestia exista, inuitiv fiind coloanele din matricea U si respectiv V. Ca o mica observatie, </text:span><text:soft-page-break/><text:span text:style-name="T48">vectorii singulari din matricea U se numesc vectori singulari de stanga, iar cei din V, evident, vectori singulari de dreapta.</text:span></text:p>
          <text:p text:style-name="P45"/>
        </text:list-item>
      </text:list>
      <text:p text:style-name="P39"><text:tab/>Vom prezenta in continuare un exemplu, prin care sa vedem forma unei astfel de factorizari, urmand ca ulterior sa prezentam si modul in care am obtinut-o.</text:p>
      <text:p text:style-name="P13"><text:span text:style-name="T47">Fie o matrice X, X = </text:span><text:span text:style-name="T47"><draw:frame draw:style-name="fr1" draw:name="Object11" text:anchor-type="as-char" svg:y="-0.5307in" svg:width="0.6398in" svg:height="0.978in" draw:z-index="10"><draw:object xlink:href="./Object 11" xlink:type="simple" xlink:show="embed" xlink:actuate="onLoad"/><draw:image xlink:href="./ObjectReplacements/Object 11" xlink:type="simple" xlink:show="embed" xlink:actuate="onLoad"/></draw:frame></text:span><text:span text:style-name="T47">.</text:span></text:p>
      <text:p text:style-name="P39">Descompunerea acestei matrici in valori singulare va fi:</text:p>
      <text:p text:style-name="P39"/>
      <text:p text:style-name="P13"><text:span text:style-name="T47">X</text:span><text:span text:style-name="T62">[5 x 3]</text:span><text:span text:style-name="T47"> = U</text:span><text:span text:style-name="T62">[5 x 5]</text:span><text:span text:style-name="T47"> * S</text:span><text:span text:style-name="T62">[5 x 3]</text:span><text:span text:style-name="T47"> * V</text:span><text:span text:style-name="T18">T</text:span><text:span text:style-name="T62">[3 x 3]</text:span></text:p>
      <text:p text:style-name="P13"><text:span text:style-name="T18"><text:tab/></text:span><text:span text:style-name="T47">= </text:span><text:span text:style-name="T47"><draw:frame draw:style-name="fr1" draw:name="Object12" text:anchor-type="as-char" svg:y="-1.0854in" svg:width="2.4661in" svg:height="2.0925in" draw:z-index="11"><draw:object xlink:href="./Object 12" xlink:type="simple" xlink:show="embed" xlink:actuate="onLoad"/><draw:image xlink:href="./ObjectReplacements/Object 12" xlink:type="simple" xlink:show="embed" xlink:actuate="onLoad"/></draw:frame></text:span><text:span text:style-name="T47">* </text:span><text:span text:style-name="T47"><draw:frame draw:style-name="fr1" draw:name="Object13" text:anchor-type="as-char" svg:y="-0.5425in" svg:width="0.8374in" svg:height="1.0063in" draw:z-index="12"><draw:object xlink:href="./Object 13" xlink:type="simple" xlink:show="embed" xlink:actuate="onLoad"/><draw:image xlink:href="./ObjectReplacements/Object 13" xlink:type="simple" xlink:show="embed" xlink:actuate="onLoad"/></draw:frame></text:span><text:span text:style-name="T47">* </text:span><text:span text:style-name="T47"><draw:frame draw:style-name="fr1" draw:name="Object14" text:anchor-type="as-char" svg:y="-0.6638in" svg:width="1.2917in" svg:height="1.2492in" draw:z-index="13"><draw:object xlink:href="./Object 14" xlink:type="simple" xlink:show="embed" xlink:actuate="onLoad"/><draw:image xlink:href="./ObjectReplacements/Object 14" xlink:type="simple" xlink:show="embed" xlink:actuate="onLoad"/></draw:frame></text:span></text:p>
      <text:p text:style-name="P39"/>
      <text:p text:style-name="P14"><text:span text:style-name="T47">Cum avem 5 linii si 3 coloane in matricea X, atunci numarul de valori singulare va fi 3. Prin urmare, matricea S va fi completata cu ultimele 2 coloane de 0. Remarcam de asemenea ca matricea V</text:span><text:span text:style-name="T18">T</text:span><text:span text:style-name="T47"> </text:span><text:span text:style-name="T49">are LINIILE ortogonale si normate, fiind scrisa direct sub forma transpusa.</text:span></text:p>
      <text:p text:style-name="P40"/>
      <text:p text:style-name="P14"><text:span text:style-name="T49"><text:tab/><text:tab/></text:span><text:span text:style-name="T50">CUM CALCULAM VALORILE SINGULARE SI VECTORII CORESPUNZATORI</text:span></text:p>
      <text:p text:style-name="P41"/>
      <text:p text:style-name="P41"><text:tab/>Metoda logica este relativ simpla, nefiind nimic abstract in spate.</text:p>
      <text:p text:style-name="P41">Avem nevoie, in primul rand, de 2 matrici patratice, care se vor obtine astfel:</text:p>
      <text:p text:style-name="P15"><text:span text:style-name="T51"><text:tab/>A</text:span><text:span text:style-name="T63">1</text:span><text:span text:style-name="T51"> = X * X</text:span><text:span text:style-name="T19">T</text:span><text:span text:style-name="T51"> si A</text:span><text:span text:style-name="T63">2</text:span><text:span text:style-name="T51"> = X</text:span><text:span text:style-name="T19">T</text:span><text:span text:style-name="T51"> * X. </text:span></text:p>
      <text:p text:style-name="P15"><text:span text:style-name="T51">Se observa ca matricea <text:s/>A</text:span><text:span text:style-name="T63">1</text:span><text:span text:style-name="T51"> este de dimensiune 5 x 5, in timp ce <text:s/>A</text:span><text:span text:style-name="T63">2</text:span><text:span text:style-name="T51"> este de 3 x 3.</text:span></text:p>
      <text:p text:style-name="P16"><text:span text:style-name="T51">Daca X = </text:span><text:span text:style-name="T40"><text:s/>U * S * V</text:span><text:span text:style-name="T15">T</text:span><text:span text:style-name="T40">, </text:span><text:span text:style-name="T41">atunci X</text:span><text:span text:style-name="T16">T</text:span><text:span text:style-name="T41"> = (</text:span><text:span text:style-name="T40">U * S * V</text:span><text:span text:style-name="T15">T</text:span><text:span text:style-name="T41">)</text:span><text:span text:style-name="T16">T</text:span><text:span text:style-name="T41">, care se va putea scrie X</text:span><text:span text:style-name="T16">T </text:span><text:span text:style-name="T41">= (V</text:span><text:span text:style-name="T16">T</text:span><text:span text:style-name="T41">)</text:span><text:span text:style-name="T16">T</text:span><text:span text:style-name="T41"> * S</text:span><text:span text:style-name="T16">T </text:span><text:span text:style-name="T41">* U</text:span><text:span text:style-name="T16">T</text:span><text:span text:style-name="T41">, deci X</text:span><text:span text:style-name="T16">T</text:span><text:span text:style-name="T41"> = V * S</text:span><text:span text:style-name="T16">T</text:span><text:span text:style-name="T41"> * U</text:span><text:span text:style-name="T16">T</text:span><text:span text:style-name="T41">.</text:span></text:p>
      <text:p text:style-name="P17"><text:span text:style-name="T39">Din cele mai sus rezulta, stiind ca matricile U si V sunt ortogonale, deci U * U</text:span><text:span text:style-name="T14">T</text:span><text:span text:style-name="T39"> = U</text:span><text:span text:style-name="T14">T</text:span><text:span text:style-name="T39"> * U = I,</text:span></text:p>
      <text:p text:style-name="P35">si analog si V: </text:p>
      <text:p text:style-name="P17"><text:span text:style-name="T39"><text:tab/>A</text:span><text:span text:style-name="T59">1</text:span><text:span text:style-name="T39"> = U * S * S</text:span><text:span text:style-name="T14">T</text:span><text:span text:style-name="T39"> * U</text:span><text:span text:style-name="T14">T</text:span><text:span text:style-name="T39">, iar A</text:span><text:span text:style-name="T59">2</text:span><text:span text:style-name="T39"> = V * S</text:span><text:span text:style-name="T14">T</text:span><text:span text:style-name="T39"> * S * V</text:span><text:span text:style-name="T14">T</text:span><text:span text:style-name="T39">.</text:span></text:p>
      <text:p text:style-name="P17"><text:span text:style-name="T39">Notam S</text:span><text:span text:style-name="T60">1</text:span><text:span text:style-name="T17">2</text:span><text:span text:style-name="T39"> = <text:s/>S * S</text:span><text:span text:style-name="T14">T</text:span><text:span text:style-name="T39"> si S</text:span><text:span text:style-name="T59">2</text:span><text:span text:style-name="T17">2</text:span><text:span text:style-name="T39"> = S</text:span><text:span text:style-name="T14">T</text:span><text:span text:style-name="T39"> * S.</text:span></text:p>
      <text:p text:style-name="P18"><text:span text:style-name="T39"><text:tab/>Aici vom avea o proprietate super, super interesanta: </text:span><text:span text:style-name="T42">daca ne uitam cu atentie la ceea ce am obtinut mai sus, o sa avem:</text:span></text:p>
      <text:p text:style-name="P19"><text:span text:style-name="T42">A</text:span><text:span text:style-name="T59">1</text:span><text:span text:style-name="T39"> = U * S</text:span><text:span text:style-name="T59">1</text:span><text:span text:style-name="T14">2</text:span><text:span text:style-name="T39"> U</text:span><text:span text:style-name="T14">T</text:span><text:span text:style-name="T39"> si <text:s/>A</text:span><text:span text:style-name="T59">2</text:span><text:span text:style-name="T39"> = <text:s/>V</text:span><text:span text:style-name="T40"> * S</text:span><text:span text:style-name="T59">2</text:span><text:span text:style-name="T14">2</text:span><text:span text:style-name="T40"> * V</text:span><text:span text:style-name="T15">T</text:span><text:span text:style-name="T40">. </text:span><text:span text:style-name="T39">Uitandu-ne cu atentie, matricile A</text:span><text:span text:style-name="T59">1</text:span><text:span text:style-name="T61"> </text:span><text:span text:style-name="T39">si A</text:span><text:span text:style-name="T59">2</text:span><text:span text:style-name="T39"> sunt matrici patratice, iar ce se afla in dreapta fiecarei egalitati seamana izbitor cu o DESCOMPUNERE IN VALORI PROPRII. Ceea ce avem si de gand sa facem!</text:span></text:p>
      <text:p text:style-name="P19"><text:soft-page-break/><text:span text:style-name="T39"><text:tab/>Acum vine si proprietatea aceea, super, super interesanta, pe care am promis-o mai sus: Valorile proprii ale celor doua matrici, A</text:span><text:span text:style-name="T59">1</text:span><text:span text:style-name="T39"> si A</text:span><text:span text:style-name="T59">2</text:span><text:span text:style-name="T39">, sunt aceleasi, cu observatia ca matricea mai “mare” ca dimensiune are restul valorilor proprii egale cu 0. Deci, cu alte cuvinte, noi trebuie sa calculam valorile proprii pentru matricea cu dimensiune mai mica, intrucat e mai usor de calculat.</text:span></text:p>
      <text:p text:style-name="P19"><text:span text:style-name="T39"><text:tab/>In cazul nostru, nu ne mai intereseaza matricea A</text:span><text:span text:style-name="T59">1</text:span><text:span text:style-name="T39">, care are dimensiunea 5 x 5, ci doar A</text:span><text:span text:style-name="T59">2</text:span><text:span text:style-name="T39">, care are 3 x 3.</text:span></text:p>
      <text:p text:style-name="P19"><text:span text:style-name="T39"><text:tab/>A</text:span><text:span text:style-name="T59">2</text:span><text:span text:style-name="T39"> = </text:span><text:span text:style-name="T43">X</text:span><text:span text:style-name="T14">T</text:span><text:span text:style-name="T39"> * </text:span><text:span text:style-name="T43">X</text:span><text:span text:style-name="T39"> = </text:span><text:span text:style-name="T39"><draw:frame draw:style-name="fr1" draw:name="Object15" text:anchor-type="as-char" svg:y="-0.3319in" svg:width="1.1134in" svg:height="0.5811in" draw:z-index="14"><draw:object xlink:href="./Object 15" xlink:type="simple" xlink:show="embed" xlink:actuate="onLoad"/><draw:image xlink:href="./ObjectReplacements/Object 15" xlink:type="simple" xlink:show="embed" xlink:actuate="onLoad"/></draw:frame></text:span><text:span text:style-name="T39">* </text:span><text:span text:style-name="T39"><draw:frame draw:style-name="fr1" draw:name="Object16" text:anchor-type="as-char" svg:y="-0.5307in" svg:width="0.6398in" svg:height="0.978in" draw:z-index="15"><draw:object xlink:href="./Object 16" xlink:type="simple" xlink:show="embed" xlink:actuate="onLoad"/><draw:image xlink:href="./ObjectReplacements/Object 16" xlink:type="simple" xlink:show="embed" xlink:actuate="onLoad"/></draw:frame></text:span><text:span text:style-name="T39">.</text:span></text:p>
      <text:p text:style-name="P37"/>
      <text:p text:style-name="P20"><text:span text:style-name="T39">A</text:span><text:span text:style-name="T59">2</text:span><text:span text:style-name="T39"> = </text:span><text:span text:style-name="T39"><draw:frame draw:style-name="fr1" draw:name="Object17" text:anchor-type="as-char" svg:y="-0.3319in" svg:width="0.6398in" svg:height="0.5811in" draw:z-index="16"><draw:object xlink:href="./Object 17" xlink:type="simple" xlink:show="embed" xlink:actuate="onLoad"/><draw:image xlink:href="./ObjectReplacements/Object 17" xlink:type="simple" xlink:show="embed" xlink:actuate="onLoad"/></draw:frame></text:span><text:span text:style-name="T39">.</text:span></text:p>
      <text:p text:style-name="P38"/>
      <text:p text:style-name="P20"><text:span text:style-name="T39">Pentru a calcula valorile proprii, pornim de la A</text:span><text:span text:style-name="T59">2</text:span><text:span text:style-name="T39"> * v = </text:span><text:span text:style-name="T51">λ</text:span><text:span text:style-name="T39"> * v, unde v este vectorul valoare proprie corespunzator valorii proprii <text:s/></text:span><text:span text:style-name="T51">λ.</text:span></text:p>
      <text:p text:style-name="P20"><text:span text:style-name="T51"><text:tab/>Calculand λ din relatia det(A</text:span><text:span text:style-name="T63">2</text:span><text:span text:style-name="T51"> – λ * I</text:span><text:span text:style-name="T63">3</text:span><text:span text:style-name="T51">) = 0, vom obtine urmatoarele valori proprii:</text:span></text:p>
      <text:p text:style-name="P21"><text:span text:style-name="T51">λ </text:span><text:span text:style-name="T52">= {5, 2, 1}.</text:span></text:p>
      <text:p text:style-name="P22"><text:span text:style-name="T51">Deci, matricea S</text:span><text:span text:style-name="T63">2</text:span><text:span text:style-name="T19">2</text:span><text:span text:style-name="T51"> = </text:span><text:span text:style-name="T51"><draw:frame draw:style-name="fr1" draw:name="Object18" text:anchor-type="as-char" svg:y="-0.3319in" svg:width="0.6398in" svg:height="0.5811in" draw:z-index="17"><draw:object xlink:href="./Object 18" xlink:type="simple" xlink:show="embed" xlink:actuate="onLoad"/><draw:image xlink:href="./ObjectReplacements/Object 18" xlink:type="simple" xlink:show="embed" xlink:actuate="onLoad"/></draw:frame></text:span><text:span text:style-name="T51">. Acum vine si explicatia pentru scrierea matricei la puterea a doua: VALORILE PROPRII OBTINUTE SUNT, DE FAPT, </text:span><text:span text:style-name="T54">VALORILE </text:span><text:span text:style-name="T55">SINGULARE</text:span><text:span text:style-name="T53"> LA PUTEREA A DOUA !!!</text:span></text:p>
      <text:p text:style-name="P22"><text:span text:style-name="T53"><text:tab/>Adica, S = </text:span><text:span text:style-name="T53"><draw:frame draw:style-name="fr1" draw:name="Object19" text:anchor-type="as-char" svg:y="-0.5425in" svg:width="0.8374in" svg:height="1.0063in" draw:z-index="18"><draw:object xlink:href="./Object 19" xlink:type="simple" xlink:show="embed" xlink:actuate="onLoad"/><draw:image xlink:href="./ObjectReplacements/Object 19" xlink:type="simple" xlink:show="embed" xlink:actuate="onLoad"/></draw:frame></text:span><text:span text:style-name="T53">.</text:span></text:p>
      <text:p text:style-name="P42"/>
      <text:p text:style-name="P23"><text:span text:style-name="T51"><text:tab/>Cunoscand toate cele de mai sus, acum putem si afla matricile U si respectiv V, nefiind altceva decat matricile formate din vectorii valori proprii pentru A</text:span><text:span text:style-name="T63">1</text:span><text:span text:style-name="T51">, respectiv A</text:span><text:span text:style-name="T63">2</text:span><text:span text:style-name="T51">.</text:span></text:p>
      <text:p text:style-name="P42">Facand calculele, gasim rezultatul exact ca cel de mai sus. Mai mult, stim ca rezultatele sunt unice.</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Gargi" svg:font-family="Gargi" style:font-pitch="variable"/>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0T15:40:56.631637311</meta:creation-date>
    <dc:date>2020-09-26T16:48:03.424274639</dc:date>
    <meta:editing-duration>PT3H17M39S</meta:editing-duration>
    <meta:editing-cycles>6</meta:editing-cycles>
    <meta:generator>LibreOffice/6.0.7.3$Linux_X86_64 LibreOffice_project/00m0$Build-3</meta:generator>
    <meta:document-statistic meta:table-count="0" meta:image-count="0" meta:object-count="19" meta:page-count="6" meta:paragraph-count="76" meta:word-count="1955" meta:character-count="11037" meta:non-whitespace-character-count="9092"/>
  </office:meta>
</office:document-meta>
</file>

<file path=Object 1/content.xml><?xml version="1.0" encoding="utf-8"?>
<math xmlns="http://www.w3.org/1998/Math/MathML" display="block">
  <semantics>
    <mtable>
      <mtr>
        <mtd>
          <mn>2</mn>
        </mtd>
        <mtd>
          <mn>3</mn>
        </mtd>
      </mtr>
      <mtr>
        <mtd>
          <mn>7</mn>
        </mtd>
        <mtd>
          <mn>5</mn>
        </mtd>
      </mtr>
    </mtable>
    <annotation encoding="StarMath 5.0">matrix{2 # 3 ## 7 # 5} </annotation>
  </semantics>
</math>
</file>

<file path=Object 10/content.xml><?xml version="1.0" encoding="utf-8"?>
<math xmlns="http://www.w3.org/1998/Math/MathML" display="block">
  <semantics>
    <mtable>
      <mtr>
        <mtd>
          <mn>8</mn>
        </mtd>
        <mtd>
          <mn>29</mn>
        </mtd>
        <mtd>
          <mn>6</mn>
        </mtd>
      </mtr>
      <mtr>
        <mtd>
          <mn>17</mn>
        </mtd>
        <mtd>
          <mn>63</mn>
        </mtd>
        <mtd>
          <mrow>
            <mo stretchy="false">−</mo>
            <mn>1</mn>
          </mrow>
        </mtd>
      </mtr>
    </mtable>
    <annotation encoding="StarMath 5.0">matrix{8 # 29  # 6  ## 17 # 63 # -1} </annotation>
  </semantics>
</math>
</file>

<file path=Object 11/content.xml><?xml version="1.0" encoding="utf-8"?>
<math xmlns="http://www.w3.org/1998/Math/MathML" display="block">
  <semantics>
    <mtable>
      <mtr>
        <mtd>
          <mn>1</mn>
        </mtd>
        <mtd>
          <mn>0</mn>
        </mtd>
        <mtd>
          <mn>1</mn>
        </mtd>
      </mtr>
      <mtr>
        <mtd>
          <mn>0</mn>
        </mtd>
        <mtd>
          <mn>1</mn>
        </mtd>
        <mtd>
          <mn>0</mn>
        </mtd>
      </mtr>
      <mtr>
        <mtd>
          <mn>0</mn>
        </mtd>
        <mtd>
          <mn>1</mn>
        </mtd>
        <mtd>
          <mn>1</mn>
        </mtd>
      </mtr>
      <mtr>
        <mtd>
          <mn>0</mn>
        </mtd>
        <mtd>
          <mn>1</mn>
        </mtd>
        <mtd>
          <mn>0</mn>
        </mtd>
      </mtr>
      <mtr>
        <mtd>
          <mn>1</mn>
        </mtd>
        <mtd>
          <mn>1</mn>
        </mtd>
        <mtd>
          <mn>0</mn>
        </mtd>
      </mtr>
    </mtable>
    <annotation encoding="StarMath 5.0">matrix{1 # 0 # 1 ## 0 # 1 # 0 ## 0 # 1 # 1 ## 0 # 1 # 0 ## 1 # 1 # 0} </annotation>
  </semantics>
</math>
</file>

<file path=Object 12/content.xml><?xml version="1.0" encoding="utf-8"?>
<math xmlns="http://www.w3.org/1998/Math/MathML" display="block">
  <semantics>
    <mtable>
      <mtr>
        <mtd>
          <mfrac>
            <msqrt>
              <mn>30</mn>
            </msqrt>
            <mn>15</mn>
          </mfrac>
        </mtd>
        <mtd>
          <mfrac>
            <msqrt>
              <mn>6</mn>
            </msqrt>
            <mn>3</mn>
          </mfrac>
        </mtd>
        <mtd>
          <mn>0</mn>
        </mtd>
        <mtd>
          <mn>0</mn>
        </mtd>
        <mtd>
          <mfrac>
            <mrow>
              <mo stretchy="false">−</mo>
              <msqrt>
                <mn>7</mn>
              </msqrt>
            </mrow>
            <mn>7</mn>
          </mfrac>
        </mtd>
      </mtr>
      <mtr>
        <mtd>
          <mfrac>
            <msqrt>
              <mn>30</mn>
            </msqrt>
            <mn>15</mn>
          </mfrac>
        </mtd>
        <mtd>
          <mfrac>
            <mrow>
              <mo stretchy="false">−</mo>
              <msqrt>
                <mn>6</mn>
              </msqrt>
            </mrow>
            <mn>6</mn>
          </mfrac>
        </mtd>
        <mtd>
          <mn>0</mn>
        </mtd>
        <mtd>
          <mfrac>
            <mrow>
              <mo stretchy="false">−</mo>
              <msqrt>
                <mn>2</mn>
              </msqrt>
            </mrow>
            <mn>2</mn>
          </mfrac>
        </mtd>
        <mtd>
          <mfrac>
            <mrow>
              <mo stretchy="false">−</mo>
              <mrow>
                <mn>2</mn>
                <msqrt>
                  <mn>7</mn>
                </msqrt>
              </mrow>
            </mrow>
            <mn>7</mn>
          </mfrac>
        </mtd>
      </mtr>
      <mtr>
        <mtd>
          <mfrac>
            <msqrt>
              <mn>30</mn>
            </msqrt>
            <mn>10</mn>
          </mfrac>
        </mtd>
        <mtd>
          <mn>0</mn>
        </mtd>
        <mtd>
          <mfrac>
            <msqrt>
              <mn>2</mn>
            </msqrt>
            <mn>2</mn>
          </mfrac>
        </mtd>
        <mtd>
          <mn>0</mn>
        </mtd>
        <mtd>
          <mfrac>
            <msqrt>
              <mn>7</mn>
            </msqrt>
            <mn>7</mn>
          </mfrac>
        </mtd>
      </mtr>
      <mtr>
        <mtd>
          <mfrac>
            <msqrt>
              <mn>30</mn>
            </msqrt>
            <mn>15</mn>
          </mfrac>
        </mtd>
        <mtd>
          <mfrac>
            <mrow>
              <mo stretchy="false">−</mo>
              <msqrt>
                <mn>6</mn>
              </msqrt>
            </mrow>
            <mn>6</mn>
          </mfrac>
        </mtd>
        <mtd>
          <mn>0</mn>
        </mtd>
        <mtd>
          <mfrac>
            <msqrt>
              <mn>2</mn>
            </msqrt>
            <mn>2</mn>
          </mfrac>
        </mtd>
        <mtd>
          <mn>0</mn>
        </mtd>
      </mtr>
      <mtr>
        <mtd>
          <mfrac>
            <msqrt>
              <mn>30</mn>
            </msqrt>
            <mn>10</mn>
          </mfrac>
        </mtd>
        <mtd>
          <mn>0</mn>
        </mtd>
        <mtd>
          <mfrac>
            <mrow>
              <mo stretchy="false">−</mo>
              <msqrt>
                <mn>2</mn>
              </msqrt>
            </mrow>
            <mn>2</mn>
          </mfrac>
        </mtd>
        <mtd>
          <mn>0</mn>
        </mtd>
        <mtd>
          <mfrac>
            <msqrt>
              <mn>7</mn>
            </msqrt>
            <mn>7</mn>
          </mfrac>
        </mtd>
      </mtr>
    </mtable>
    <annotation encoding="StarMath 5.0">matrix{ sqrt 30 over 15 # sqrt 6 over 3 # 0 # 0 # -sqrt 7 over 7 ## sqrt 30 over 15 #- sqrt 6 over 6 # 0 # -sqrt 2 over 2# -{2sqrt 7 }over 7  ## sqrt 30 over 10 # 0 # sqrt 2 over 2 # 0 # sqrt 7 over 7 ## sqrt 30 over 15 # -sqrt 6 over 6 # 0 # sqrt 2 over 2 # 0 ## sqrt 30 over 10 # 0 # - sqrt 2 over 2 # 0 # sqrt 7 over 7} </annotation>
  </semantics>
</math>
</file>

<file path=Object 13/content.xml><?xml version="1.0" encoding="utf-8"?>
<math xmlns="http://www.w3.org/1998/Math/MathML" display="block">
  <semantics>
    <mtable>
      <mtr>
        <mtd>
          <msqrt>
            <mn>5</mn>
          </msqrt>
        </mtd>
        <mtd>
          <mn>0</mn>
        </mtd>
        <mtd>
          <mn>0</mn>
        </mtd>
      </mtr>
      <mtr>
        <mtd>
          <mn>0</mn>
        </mtd>
        <mtd>
          <msqrt>
            <mn>2</mn>
          </msqrt>
        </mtd>
        <mtd>
          <mn>0</mn>
        </mtd>
      </mtr>
      <mtr>
        <mtd>
          <mn>0</mn>
        </mtd>
        <mtd>
          <mn>0</mn>
        </mtd>
        <mtd>
          <mn>1</mn>
        </mtd>
      </mtr>
      <mtr>
        <mtd>
          <mn>0</mn>
        </mtd>
        <mtd>
          <mn>0</mn>
        </mtd>
        <mtd>
          <mn>0</mn>
        </mtd>
      </mtr>
      <mtr>
        <mtd>
          <mn>0</mn>
        </mtd>
        <mtd>
          <mn>0</mn>
        </mtd>
        <mtd>
          <mn>0</mn>
        </mtd>
      </mtr>
    </mtable>
    <annotation encoding="StarMath 5.0">matrix{sqrt 5 # 0 # 0 ## 0 # sqrt 2 # 0 ## 0 # 0 # 1 ## 0 # 0 # 0 ## 0 # 0 # 0} </annotation>
  </semantics>
</math>
</file>

<file path=Object 14/content.xml><?xml version="1.0" encoding="utf-8"?>
<math xmlns="http://www.w3.org/1998/Math/MathML" display="block">
  <semantics>
    <mtable>
      <mtr>
        <mtd>
          <mfrac>
            <msqrt>
              <mn>6</mn>
            </msqrt>
            <mn>6</mn>
          </mfrac>
        </mtd>
        <mtd>
          <mfrac>
            <msqrt>
              <mn>6</mn>
            </msqrt>
            <mn>3</mn>
          </mfrac>
        </mtd>
        <mtd>
          <mfrac>
            <msqrt>
              <mn>6</mn>
            </msqrt>
            <mn>6</mn>
          </mfrac>
        </mtd>
      </mtr>
      <mtr>
        <mtd>
          <mfrac>
            <msqrt>
              <mn>3</mn>
            </msqrt>
            <mn>3</mn>
          </mfrac>
        </mtd>
        <mtd>
          <mfrac>
            <mrow>
              <mo stretchy="false">−</mo>
              <msqrt>
                <mn>3</mn>
              </msqrt>
            </mrow>
            <mn>3</mn>
          </mfrac>
        </mtd>
        <mtd>
          <mfrac>
            <msqrt>
              <mn>3</mn>
            </msqrt>
            <mn>3</mn>
          </mfrac>
        </mtd>
      </mtr>
      <mtr>
        <mtd>
          <mfrac>
            <mrow>
              <mo stretchy="false">−</mo>
              <msqrt>
                <mn>2</mn>
              </msqrt>
            </mrow>
            <mn>2</mn>
          </mfrac>
        </mtd>
        <mtd>
          <mn>0</mn>
        </mtd>
        <mtd>
          <mfrac>
            <msqrt>
              <mn>2</mn>
            </msqrt>
            <mn>2</mn>
          </mfrac>
        </mtd>
      </mtr>
    </mtable>
    <annotation encoding="StarMath 5.0">matrix{sqrt 6 over 6 # sqrt 6 over 3 # sqrt 6 over 6  ## sqrt 3 over 3  # -sqrt 3 over 3 # sqrt 3 over 3 ## -sqrt 2 over 2 # 0 # sqrt 2 over 2} </annotation>
  </semantics>
</math>
</file>

<file path=Object 15/content.xml><?xml version="1.0" encoding="utf-8"?>
<math xmlns="http://www.w3.org/1998/Math/MathML" display="block">
  <semantics>
    <mtable>
      <mtr>
        <mtd>
          <mn>1</mn>
        </mtd>
        <mtd>
          <mn>0</mn>
        </mtd>
        <mtd>
          <mn>0</mn>
        </mtd>
        <mtd>
          <mn>0</mn>
        </mtd>
        <mtd>
          <mn>1</mn>
        </mtd>
      </mtr>
      <mtr>
        <mtd>
          <mn>0</mn>
        </mtd>
        <mtd>
          <mn>1</mn>
        </mtd>
        <mtd>
          <mn>1</mn>
        </mtd>
        <mtd>
          <mn>1</mn>
        </mtd>
        <mtd>
          <mn>1</mn>
        </mtd>
      </mtr>
      <mtr>
        <mtd>
          <mn>1</mn>
        </mtd>
        <mtd>
          <mn>0</mn>
        </mtd>
        <mtd>
          <mn>1</mn>
        </mtd>
        <mtd>
          <mn>0</mn>
        </mtd>
        <mtd>
          <mn>0</mn>
        </mtd>
      </mtr>
    </mtable>
    <annotation encoding="StarMath 5.0">matrix{1 # 0 # 0 # 0 # 1 ## 0 # 1 # 1 # 1 # 1 ## 1 # 0 # 1 # 0 # 0} </annotation>
  </semantics>
</math>
</file>

<file path=Object 16/content.xml><?xml version="1.0" encoding="utf-8"?>
<math xmlns="http://www.w3.org/1998/Math/MathML" display="block">
  <semantics>
    <mtable>
      <mtr>
        <mtd>
          <mn>1</mn>
        </mtd>
        <mtd>
          <mn>0</mn>
        </mtd>
        <mtd>
          <mn>1</mn>
        </mtd>
      </mtr>
      <mtr>
        <mtd>
          <mn>0</mn>
        </mtd>
        <mtd>
          <mn>1</mn>
        </mtd>
        <mtd>
          <mn>0</mn>
        </mtd>
      </mtr>
      <mtr>
        <mtd>
          <mn>0</mn>
        </mtd>
        <mtd>
          <mn>1</mn>
        </mtd>
        <mtd>
          <mn>1</mn>
        </mtd>
      </mtr>
      <mtr>
        <mtd>
          <mn>0</mn>
        </mtd>
        <mtd>
          <mn>1</mn>
        </mtd>
        <mtd>
          <mn>0</mn>
        </mtd>
      </mtr>
      <mtr>
        <mtd>
          <mn>1</mn>
        </mtd>
        <mtd>
          <mn>1</mn>
        </mtd>
        <mtd>
          <mn>0</mn>
        </mtd>
      </mtr>
    </mtable>
    <annotation encoding="StarMath 5.0">matrix{1 # 0 # 1 ## 0 # 1 # 0 ## 0 # 1 # 1 ## 0 # 1 # 0 ## 1 # 1 # 0} </annotation>
  </semantics>
</math>
</file>

<file path=Object 17/content.xml><?xml version="1.0" encoding="utf-8"?>
<math xmlns="http://www.w3.org/1998/Math/MathML" display="block">
  <semantics>
    <mtable>
      <mtr>
        <mtd>
          <mn>2</mn>
        </mtd>
        <mtd>
          <mn>1</mn>
        </mtd>
        <mtd>
          <mn>1</mn>
        </mtd>
      </mtr>
      <mtr>
        <mtd>
          <mn>1</mn>
        </mtd>
        <mtd>
          <mn>4</mn>
        </mtd>
        <mtd>
          <mn>1</mn>
        </mtd>
      </mtr>
      <mtr>
        <mtd>
          <mn>1</mn>
        </mtd>
        <mtd>
          <mn>1</mn>
        </mtd>
        <mtd>
          <mn>2</mn>
        </mtd>
      </mtr>
    </mtable>
    <annotation encoding="StarMath 5.0">matrix{ 2 # 1 # 1 ## 1 # 4 # 1 ## 1 # 1 # 2 }</annotation>
  </semantics>
</math>
</file>

<file path=Object 18/content.xml><?xml version="1.0" encoding="utf-8"?>
<math xmlns="http://www.w3.org/1998/Math/MathML" display="block">
  <semantics>
    <mtable>
      <mtr>
        <mtd>
          <mn>5</mn>
        </mtd>
        <mtd>
          <mn>0</mn>
        </mtd>
        <mtd>
          <mn>0</mn>
        </mtd>
      </mtr>
      <mtr>
        <mtd>
          <mn>0</mn>
        </mtd>
        <mtd>
          <mn>2</mn>
        </mtd>
        <mtd>
          <mn>0</mn>
        </mtd>
      </mtr>
      <mtr>
        <mtd>
          <mn>0</mn>
        </mtd>
        <mtd>
          <mn>0</mn>
        </mtd>
        <mtd>
          <mn>1</mn>
        </mtd>
      </mtr>
    </mtable>
    <annotation encoding="StarMath 5.0">matrix{ 5 # 0 # 0 ## 0 # 2 # 0 ## 0 # 0 # 1 }</annotation>
  </semantics>
</math>
</file>

<file path=Object 19/content.xml><?xml version="1.0" encoding="utf-8"?>
<math xmlns="http://www.w3.org/1998/Math/MathML" display="block">
  <semantics>
    <mtable>
      <mtr>
        <mtd>
          <msqrt>
            <mn>5</mn>
          </msqrt>
        </mtd>
        <mtd>
          <mn>0</mn>
        </mtd>
        <mtd>
          <mn>0</mn>
        </mtd>
      </mtr>
      <mtr>
        <mtd>
          <mn>0</mn>
        </mtd>
        <mtd>
          <msqrt>
            <mn>2</mn>
          </msqrt>
        </mtd>
        <mtd>
          <mn>0</mn>
        </mtd>
      </mtr>
      <mtr>
        <mtd>
          <mn>0</mn>
        </mtd>
        <mtd>
          <mn>0</mn>
        </mtd>
        <mtd>
          <mn>1</mn>
        </mtd>
      </mtr>
      <mtr>
        <mtd>
          <mn>0</mn>
        </mtd>
        <mtd>
          <mn>0</mn>
        </mtd>
        <mtd>
          <mn>0</mn>
        </mtd>
      </mtr>
      <mtr>
        <mtd>
          <mn>0</mn>
        </mtd>
        <mtd>
          <mn>0</mn>
        </mtd>
        <mtd>
          <mn>0</mn>
        </mtd>
      </mtr>
    </mtable>
    <annotation encoding="StarMath 5.0">matrix{ sqrt 5 # 0 # 0 ## 0 # sqrt 2 # 0 ## 0 # 0 # 1 ## 0 # 0 # 0 ## 0 # 0 # 0 }</annotation>
  </semantics>
</math>
</file>

<file path=Object 2/content.xml><?xml version="1.0" encoding="utf-8"?>
<math xmlns="http://www.w3.org/1998/Math/MathML" display="block">
  <semantics>
    <mtable>
      <mtr>
        <mtd>
          <mn>1</mn>
        </mtd>
      </mtr>
      <mtr>
        <mtd>
          <mn>2</mn>
        </mtd>
      </mtr>
    </mtable>
    <annotation encoding="StarMath 5.0">binom{1}{2}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2cm" svg:height="8.997cm" xlink:href="." xlink:type="simple" chart:class="chart:line" chart:style-name="ch1">
        <chart:plot-area chart:style-name="ch2" chart:data-source-has-labels="both" svg:x="0.036cm" svg:y="0.037cm" svg:width="14.655cm" svg:height="8.971cm">
          <chartooo:coordinate-region svg:x="0.763cm" svg:y="0.236cm" svg:width="13.834cm" svg:height="8.125cm"/>
          <chart:axis chart:dimension="x" chart:name="primary-x" chart:style-name="ch3" chartooo:axis-type="auto">
            <chartooo:date-scale/>
            <chart:categories table:cell-range-address="local-table.$A$2:.$A$9"/>
            <chart:grid chart:style-name="ch4" chart:class="major"/>
          </chart:axis>
          <chart:axis chart:dimension="y" chart:name="primary-y" chart:style-name="ch5">
            <chart:grid chart:style-name="ch4" chart:class="major"/>
          </chart:axis>
          <chart:series chart:style-name="ch6" chart:values-cell-range-address="local-table.$B$2:.$B$9" chart:label-cell-address="local-table.$B$1" chart:class="chart:line">
            <chart:data-point chart:repeated="8"/>
          </chart:series>
          <chart:series chart:style-name="ch7" chart:values-cell-range-address="local-table.$C$2:.$C$9" chart:label-cell-address="local-table.$C$1" chart:class="chart:line">
            <chart:data-point chart:repeated="8"/>
          </chart:series>
          <chart:series chart:style-name="ch8" chart:values-cell-range-address="local-table.$D$2:.$D$9" chart:label-cell-address="local-table.$D$1" chart:class="chart:line">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
              </table:table-cell>
              <table:table-cell office:value-type="string">
                <text:p/>
              </table:table-cell>
            </table:table-row>
          </table:table-header-rows>
          <table:table-rows>
            <table:table-row>
              <table:table-cell office:value-type="string">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table>
      <mtr>
        <mtd>
          <mn>8</mn>
        </mtd>
      </mtr>
      <mtr>
        <mtd>
          <mn>17</mn>
        </mtd>
      </mtr>
    </mtable>
    <annotation encoding="StarMath 5.0">binom{8}{17}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2cm" svg:height="8.997cm" xlink:href="." xlink:type="simple" chart:class="chart:line" chart:style-name="ch1">
        <chart:plot-area chart:style-name="ch2" chart:data-source-has-labels="both" svg:x="0.142cm" svg:y="0.037cm" svg:width="14.549cm" svg:height="8.971cm">
          <chartooo:coordinate-region svg:x="0.763cm" svg:y="0.236cm" svg:width="13.834cm" svg:height="8.125cm"/>
          <chart:axis chart:dimension="x" chart:name="primary-x" chart:style-name="ch3" chartooo:axis-type="auto">
            <chartooo:date-scale/>
            <chart:categories table:cell-range-address="local-table.$A$2:.$A$4"/>
            <chart:grid chart:style-name="ch4" chart:class="major"/>
          </chart:axis>
          <chart:axis chart:dimension="y" chart:name="primary-y" chart:style-name="ch5">
            <chart:grid chart:style-name="ch4" chart:class="major"/>
          </chart:axis>
          <chart:series chart:style-name="ch6" chart:values-cell-range-address="local-table.$B$2:.$B$4" chart:label-cell-address="local-table.$B$1" chart:class="chart:line">
            <chart:data-point chart:repeated="3"/>
          </chart:series>
          <chart:series chart:style-name="ch7" chart:values-cell-range-address="local-table.$C$2:.$C$4" chart:label-cell-address="local-table.$C$1" chart:class="chart:line">
            <chart:data-point chart:repeated="3"/>
          </chart:series>
          <chart:series chart:style-name="ch8" chart:values-cell-range-address="local-table.$D$2:.$D$4" chart:label-cell-address="local-table.$D$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
              </table:table-cell>
              <table:table-cell office:value-type="string">
                <text:p/>
              </table:table-cell>
            </table:table-row>
          </table:table-header-rows>
          <table:table-rows>
            <table:table-row>
              <table:table-cell office:value-type="string">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17">
                <text:p>17</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table>
      <mtr>
        <mtd>
          <mrow>
            <mi>cos</mi>
            <mi>θ</mi>
          </mrow>
        </mtd>
        <mtd>
          <mrow>
            <mrow>
              <mo stretchy="false">−</mo>
              <mi>sin</mi>
            </mrow>
            <mi>θ</mi>
          </mrow>
        </mtd>
      </mtr>
      <mtr>
        <mtd>
          <mrow>
            <mi>sin</mi>
            <mi>θ</mi>
          </mrow>
        </mtd>
        <mtd>
          <mrow>
            <mi>cos</mi>
            <mi>θ</mi>
          </mrow>
        </mtd>
      </mtr>
    </mtable>
    <annotation encoding="StarMath 5.0">matrix{cos %theta # -sin %theta ## sin %theta # cos %theta  } </annotation>
  </semantics>
</math>
</file>

<file path=Object 7/content.xml><?xml version="1.0" encoding="utf-8"?>
<math xmlns="http://www.w3.org/1998/Math/MathML" display="block">
  <semantics>
    <mtable>
      <mtr>
        <mtd>
          <mi>α</mi>
        </mtd>
        <mtd>
          <mn>0</mn>
        </mtd>
      </mtr>
      <mtr>
        <mtd>
          <mn>0</mn>
        </mtd>
        <mtd>
          <mi>α</mi>
        </mtd>
      </mtr>
    </mtable>
    <annotation encoding="StarMath 5.0">matrix{%alpha # 0 ## 0 # %alpha  } </annotation>
  </semantics>
</math>
</file>

<file path=Object 8/content.xml><?xml version="1.0" encoding="utf-8"?>
<math xmlns="http://www.w3.org/1998/Math/MathML" display="block">
  <semantics>
    <mtable>
      <mtr>
        <mtd>
          <mn>1</mn>
        </mtd>
        <mtd>
          <mn>4</mn>
        </mtd>
        <mtd>
          <mrow>
            <mo stretchy="false">−</mo>
            <mn>3</mn>
          </mrow>
        </mtd>
      </mtr>
      <mtr>
        <mtd>
          <mn>2</mn>
        </mtd>
        <mtd>
          <mn>7</mn>
        </mtd>
        <mtd>
          <mn>4</mn>
        </mtd>
      </mtr>
    </mtable>
    <annotation encoding="StarMath 5.0">matrix{1 # 4  # -3  ## 2 # 7# 4} </annotation>
  </semantics>
</math>
</file>

<file path=Object 9/content.xml><?xml version="1.0" encoding="utf-8"?>
<math xmlns="http://www.w3.org/1998/Math/MathML" display="block">
  <semantics>
    <mtable>
      <mtr>
        <mtd>
          <mn>2</mn>
        </mtd>
        <mtd>
          <mn>3</mn>
        </mtd>
      </mtr>
      <mtr>
        <mtd>
          <mn>7</mn>
        </mtd>
        <mtd>
          <mn>5</mn>
        </mtd>
      </mtr>
    </mtable>
    <annotation encoding="StarMath 5.0">matrix{2 # 3 ## 7 # 5} </annotation>
  </semantics>
</math>
</file>